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aban 2.1" table:style-name="ta1">
        <table:shapes>
          <draw:frame draw:z-index="0" draw:style-name="gr1" draw:text-style-name="P1" svg:width="9.1287in" svg:height="4.3035in" svg:x="-10.9461in" svg:y="0.928in">
            <draw:object draw:notify-on-update-of-ranges="'Faban 2.1'.A1:'Faban 2.1'.A1 'Faban 2.1'.B1:'Faban 2.1'.B1 'Faban 2.1'.A2:'Faban 2.1'.A2 'Faban 2.1'.B2:'Faban 2.1'.B2 'Faban 2.1'.A3:'Faban 2.1'.A3 'Faban 2.1'.B3:'Faban 2.1'.B3 'Faban 2.1'.A4:'Faban 2.1'.A4 'Faban 2.1'.B4:'Faban 2.1'.B4 'Faban 2.1'.A5:'Faban 2.1'.A5 'Faban 2.1'.B5:'Faban 2.1'.B5 'Faban 2.1'.A6:'Faban 2.1'.A6 'Faban 2.1'.B6:'Faban 2.1'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in" svg:height="4in" svg:x="1.778in" svg:y="0.0004in">
            <draw:object draw:notify-on-update-of-ranges="'Faban 2.1'.A1:'Faban 2.1'.A6 'Faban 2.1'.A1:'Faban 2.1'.A1 'Faban 2.1'.B1:'Faban 2.1'.B1 'Faban 2.1'.A2:'Faban 2.1'.A2 'Faban 2.1'.B2:'Faban 2.1'.B2 'Faban 2.1'.A3:'Faban 2.1'.A3 'Faban 2.1'.B3:'Faban 2.1'.B3 'Faban 2.1'.A4:'Faban 2.1'.A4 'Faban 2.1'.B4:'Faban 2.1'.B4 'Faban 2.1'.A5:'Faban 2.1'.A5 'Faban 2.1'.B5:'Faban 2.1'.B5 'Faban 2.1'.A6:'Faban 2.1'.A6 'Faban 2.1'.B6:'Faban 2.1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608896" calcext:value-type="float">
            <text:p>160889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614361" calcext:value-type="float">
            <text:p>161436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614381" calcext:value-type="float">
            <text:p>1614381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616067" calcext:value-type="float">
            <text:p>161606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612970" calcext:value-type="float">
            <text:p>161297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613335" calcext:value-type="float">
            <text:p>1613335</text:p>
          </table:table-cell>
        </table:table-row>
      </table:table>
      <table:table table:name="Faban 2.1 distr" table:style-name="ta1">
        <table:shapes>
          <draw:frame draw:z-index="0" draw:style-name="gr1" draw:text-style-name="P1" svg:width="9in" svg:height="4in" svg:x="4.2409in" svg:y="2.0445in">
            <draw:object draw:notify-on-update-of-ranges="'Faban 2.1 distr'.A1:'Faban 2.1 distr'.A31 'Faban 2.1 distr'.H1:'Faban 2.1 distr'.H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float" office:value="4849.7" calcext:value-type="float">
            <text:p>4849.7</text:p>
          </table:table-cell>
          <table:table-cell office:value-type="float" office:value="4960.3" calcext:value-type="float">
            <text:p>4960.3</text:p>
          </table:table-cell>
          <table:table-cell office:value-type="float" office:value="4908.5" calcext:value-type="float">
            <text:p>4908.5</text:p>
          </table:table-cell>
          <table:table-cell office:value-type="float" office:value="4926" calcext:value-type="float">
            <text:p>4926</text:p>
          </table:table-cell>
          <table:table-cell office:value-type="float" office:value="4946.1" calcext:value-type="float">
            <text:p>4946.1</text:p>
          </table:table-cell>
          <table:table-cell/>
          <table:table-cell table:formula="of:=AVERAGE([.B1];[.C1];[.D1];[.E1];[.F1])" office:value-type="float" office:value="4918.12" calcext:value-type="float">
            <text:p>4918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34.8" calcext:value-type="float">
            <text:p>5334.8</text:p>
          </table:table-cell>
          <table:table-cell office:value-type="float" office:value="5345.1" calcext:value-type="float">
            <text:p>5345.1</text:p>
          </table:table-cell>
          <table:table-cell office:value-type="float" office:value="5333.2" calcext:value-type="float">
            <text:p>5333.2</text:p>
          </table:table-cell>
          <table:table-cell office:value-type="float" office:value="5365.7" calcext:value-type="float">
            <text:p>5365.7</text:p>
          </table:table-cell>
          <table:table-cell office:value-type="float" office:value="5372.4" calcext:value-type="float">
            <text:p>5372.4</text:p>
          </table:table-cell>
          <table:table-cell/>
          <table:table-cell table:formula="of:=AVERAGE([.B2];[.C2];[.D2];[.E2];[.F2])" office:value-type="float" office:value="5350.24" calcext:value-type="float">
            <text:p>5350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44.8" calcext:value-type="float">
            <text:p>5344.8</text:p>
          </table:table-cell>
          <table:table-cell office:value-type="float" office:value="5363.7" calcext:value-type="float">
            <text:p>5363.7</text:p>
          </table:table-cell>
          <table:table-cell office:value-type="float" office:value="5353.9" calcext:value-type="float">
            <text:p>5353.9</text:p>
          </table:table-cell>
          <table:table-cell office:value-type="float" office:value="5372.2" calcext:value-type="float">
            <text:p>5372.2</text:p>
          </table:table-cell>
          <table:table-cell office:value-type="float" office:value="5324.9" calcext:value-type="float">
            <text:p>5324.9</text:p>
          </table:table-cell>
          <table:table-cell/>
          <table:table-cell table:formula="of:=AVERAGE([.B3];[.C3];[.D3];[.E3];[.F3])" office:value-type="float" office:value="5351.9" calcext:value-type="float">
            <text:p>5351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58.5" calcext:value-type="float">
            <text:p>5358.5</text:p>
          </table:table-cell>
          <table:table-cell office:value-type="float" office:value="5386.8" calcext:value-type="float">
            <text:p>5386.8</text:p>
          </table:table-cell>
          <table:table-cell office:value-type="float" office:value="5367.2" calcext:value-type="float">
            <text:p>5367.2</text:p>
          </table:table-cell>
          <table:table-cell office:value-type="float" office:value="5409.7" calcext:value-type="float">
            <text:p>5409.7</text:p>
          </table:table-cell>
          <table:table-cell office:value-type="float" office:value="5390.1" calcext:value-type="float">
            <text:p>5390.1</text:p>
          </table:table-cell>
          <table:table-cell/>
          <table:table-cell table:formula="of:=AVERAGE([.B4];[.C4];[.D4];[.E4];[.F4])" office:value-type="float" office:value="5382.46" calcext:value-type="float">
            <text:p>5382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88.4" calcext:value-type="float">
            <text:p>5388.4</text:p>
          </table:table-cell>
          <table:table-cell office:value-type="float" office:value="5399.2" calcext:value-type="float">
            <text:p>5399.2</text:p>
          </table:table-cell>
          <table:table-cell office:value-type="float" office:value="5398.9" calcext:value-type="float">
            <text:p>5398.9</text:p>
          </table:table-cell>
          <table:table-cell office:value-type="float" office:value="5388.9" calcext:value-type="float">
            <text:p>5388.9</text:p>
          </table:table-cell>
          <table:table-cell office:value-type="float" office:value="5398.3" calcext:value-type="float">
            <text:p>5398.3</text:p>
          </table:table-cell>
          <table:table-cell/>
          <table:table-cell table:formula="of:=AVERAGE([.B5];[.C5];[.D5];[.E5];[.F5])" office:value-type="float" office:value="5394.74" calcext:value-type="float">
            <text:p>5394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94.6" calcext:value-type="float">
            <text:p>5394.6</text:p>
          </table:table-cell>
          <table:table-cell office:value-type="float" office:value="5403.5" calcext:value-type="float">
            <text:p>5403.5</text:p>
          </table:table-cell>
          <table:table-cell office:value-type="float" office:value="5399.7" calcext:value-type="float">
            <text:p>5399.7</text:p>
          </table:table-cell>
          <table:table-cell office:value-type="float" office:value="5407" calcext:value-type="float">
            <text:p>5407</text:p>
          </table:table-cell>
          <table:table-cell office:value-type="float" office:value="5358.3" calcext:value-type="float">
            <text:p>5358.3</text:p>
          </table:table-cell>
          <table:table-cell/>
          <table:table-cell table:formula="of:=AVERAGE([.B6];[.C6];[.D6];[.E6];[.F6])" office:value-type="float" office:value="5392.62" calcext:value-type="float">
            <text:p>5392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98.3" calcext:value-type="float">
            <text:p>5398.3</text:p>
          </table:table-cell>
          <table:table-cell office:value-type="float" office:value="5394.7" calcext:value-type="float">
            <text:p>5394.7</text:p>
          </table:table-cell>
          <table:table-cell office:value-type="float" office:value="5386.7" calcext:value-type="float">
            <text:p>5386.7</text:p>
          </table:table-cell>
          <table:table-cell office:value-type="float" office:value="5420.1" calcext:value-type="float">
            <text:p>5420.1</text:p>
          </table:table-cell>
          <table:table-cell office:value-type="float" office:value="5394.3" calcext:value-type="float">
            <text:p>5394.3</text:p>
          </table:table-cell>
          <table:table-cell/>
          <table:table-cell table:formula="of:=AVERAGE([.B7];[.C7];[.D7];[.E7];[.F7])" office:value-type="float" office:value="5398.82" calcext:value-type="float">
            <text:p>5398.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87.7" calcext:value-type="float">
            <text:p>5387.7</text:p>
          </table:table-cell>
          <table:table-cell office:value-type="float" office:value="5405.4" calcext:value-type="float">
            <text:p>5405.4</text:p>
          </table:table-cell>
          <table:table-cell office:value-type="float" office:value="5420.6" calcext:value-type="float">
            <text:p>5420.6</text:p>
          </table:table-cell>
          <table:table-cell office:value-type="float" office:value="5407.9" calcext:value-type="float">
            <text:p>5407.9</text:p>
          </table:table-cell>
          <table:table-cell office:value-type="float" office:value="5412" calcext:value-type="float">
            <text:p>5412</text:p>
          </table:table-cell>
          <table:table-cell/>
          <table:table-cell table:formula="of:=AVERAGE([.B8];[.C8];[.D8];[.E8];[.F8])" office:value-type="float" office:value="5406.72" calcext:value-type="float">
            <text:p>5406.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76.6" calcext:value-type="float">
            <text:p>5376.6</text:p>
          </table:table-cell>
          <table:table-cell office:value-type="float" office:value="5390.9" calcext:value-type="float">
            <text:p>5390.9</text:p>
          </table:table-cell>
          <table:table-cell office:value-type="float" office:value="5396.6" calcext:value-type="float">
            <text:p>5396.6</text:p>
          </table:table-cell>
          <table:table-cell office:value-type="float" office:value="5418.2" calcext:value-type="float">
            <text:p>5418.2</text:p>
          </table:table-cell>
          <table:table-cell office:value-type="float" office:value="5402.4" calcext:value-type="float">
            <text:p>5402.4</text:p>
          </table:table-cell>
          <table:table-cell/>
          <table:table-cell table:formula="of:=AVERAGE([.B9];[.C9];[.D9];[.E9];[.F9])" office:value-type="float" office:value="5396.94" calcext:value-type="float">
            <text:p>5396.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88.2" calcext:value-type="float">
            <text:p>5388.2</text:p>
          </table:table-cell>
          <table:table-cell office:value-type="float" office:value="5402.2" calcext:value-type="float">
            <text:p>5402.2</text:p>
          </table:table-cell>
          <table:table-cell office:value-type="float" office:value="5415.6" calcext:value-type="float">
            <text:p>5415.6</text:p>
          </table:table-cell>
          <table:table-cell office:value-type="float" office:value="5423.5" calcext:value-type="float">
            <text:p>5423.5</text:p>
          </table:table-cell>
          <table:table-cell office:value-type="float" office:value="5404.1" calcext:value-type="float">
            <text:p>5404.1</text:p>
          </table:table-cell>
          <table:table-cell/>
          <table:table-cell table:formula="of:=AVERAGE([.B10];[.C10];[.D10];[.E10];[.F10])" office:value-type="float" office:value="5406.72" calcext:value-type="float">
            <text:p>5406.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81.1" calcext:value-type="float">
            <text:p>5381.1</text:p>
          </table:table-cell>
          <table:table-cell office:value-type="float" office:value="5403.6" calcext:value-type="float">
            <text:p>5403.6</text:p>
          </table:table-cell>
          <table:table-cell office:value-type="float" office:value="5394.7" calcext:value-type="float">
            <text:p>5394.7</text:p>
          </table:table-cell>
          <table:table-cell office:value-type="float" office:value="5406.2" calcext:value-type="float">
            <text:p>5406.2</text:p>
          </table:table-cell>
          <table:table-cell office:value-type="float" office:value="5395.2" calcext:value-type="float">
            <text:p>5395.2</text:p>
          </table:table-cell>
          <table:table-cell/>
          <table:table-cell table:formula="of:=AVERAGE([.B11];[.C11];[.D11];[.E11];[.F11])" office:value-type="float" office:value="5396.16" calcext:value-type="float">
            <text:p>5396.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80.2" calcext:value-type="float">
            <text:p>5380.2</text:p>
          </table:table-cell>
          <table:table-cell office:value-type="float" office:value="5386.4" calcext:value-type="float">
            <text:p>5386.4</text:p>
          </table:table-cell>
          <table:table-cell office:value-type="float" office:value="5395.8" calcext:value-type="float">
            <text:p>5395.8</text:p>
          </table:table-cell>
          <table:table-cell office:value-type="float" office:value="5403" calcext:value-type="float">
            <text:p>5403</text:p>
          </table:table-cell>
          <table:table-cell office:value-type="float" office:value="5412.3" calcext:value-type="float">
            <text:p>5412.3</text:p>
          </table:table-cell>
          <table:table-cell/>
          <table:table-cell table:formula="of:=AVERAGE([.B12];[.C12];[.D12];[.E12];[.F12])" office:value-type="float" office:value="5395.54" calcext:value-type="float">
            <text:p>5395.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66.2" calcext:value-type="float">
            <text:p>5366.2</text:p>
          </table:table-cell>
          <table:table-cell office:value-type="float" office:value="5392.3" calcext:value-type="float">
            <text:p>5392.3</text:p>
          </table:table-cell>
          <table:table-cell office:value-type="float" office:value="5416.6" calcext:value-type="float">
            <text:p>5416.6</text:p>
          </table:table-cell>
          <table:table-cell office:value-type="float" office:value="5427.6" calcext:value-type="float">
            <text:p>5427.6</text:p>
          </table:table-cell>
          <table:table-cell office:value-type="float" office:value="5407.3" calcext:value-type="float">
            <text:p>5407.3</text:p>
          </table:table-cell>
          <table:table-cell/>
          <table:table-cell table:formula="of:=AVERAGE([.B13];[.C13];[.D13];[.E13];[.F13])"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69" calcext:value-type="float">
            <text:p>5369</text:p>
          </table:table-cell>
          <table:table-cell office:value-type="float" office:value="5414.9" calcext:value-type="float">
            <text:p>5414.9</text:p>
          </table:table-cell>
          <table:table-cell office:value-type="float" office:value="5401.3" calcext:value-type="float">
            <text:p>5401.3</text:p>
          </table:table-cell>
          <table:table-cell office:value-type="float" office:value="5382.7" calcext:value-type="float">
            <text:p>5382.7</text:p>
          </table:table-cell>
          <table:table-cell office:value-type="float" office:value="5384.2" calcext:value-type="float">
            <text:p>5384.2</text:p>
          </table:table-cell>
          <table:table-cell/>
          <table:table-cell table:formula="of:=AVERAGE([.B14];[.C14];[.D14];[.E14];[.F14])" office:value-type="float" office:value="5390.42" calcext:value-type="float">
            <text:p>5390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46.8" calcext:value-type="float">
            <text:p>5346.8</text:p>
          </table:table-cell>
          <table:table-cell office:value-type="float" office:value="5370.8" calcext:value-type="float">
            <text:p>5370.8</text:p>
          </table:table-cell>
          <table:table-cell office:value-type="float" office:value="5386.6" calcext:value-type="float">
            <text:p>5386.6</text:p>
          </table:table-cell>
          <table:table-cell office:value-type="float" office:value="5371.3" calcext:value-type="float">
            <text:p>5371.3</text:p>
          </table:table-cell>
          <table:table-cell office:value-type="float" office:value="5385.4" calcext:value-type="float">
            <text:p>5385.4</text:p>
          </table:table-cell>
          <table:table-cell/>
          <table:table-cell table:formula="of:=AVERAGE([.B15];[.C15];[.D15];[.E15];[.F15])" office:value-type="float" office:value="5372.18" calcext:value-type="float">
            <text:p>5372.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77.1" calcext:value-type="float">
            <text:p>5377.1</text:p>
          </table:table-cell>
          <table:table-cell office:value-type="float" office:value="5377.6" calcext:value-type="float">
            <text:p>5377.6</text:p>
          </table:table-cell>
          <table:table-cell office:value-type="float" office:value="5402.7" calcext:value-type="float">
            <text:p>5402.7</text:p>
          </table:table-cell>
          <table:table-cell office:value-type="float" office:value="5424.1" calcext:value-type="float">
            <text:p>5424.1</text:p>
          </table:table-cell>
          <table:table-cell office:value-type="float" office:value="5379.6" calcext:value-type="float">
            <text:p>5379.6</text:p>
          </table:table-cell>
          <table:table-cell/>
          <table:table-cell table:formula="of:=AVERAGE([.B16];[.C16];[.D16];[.E16];[.F16])" office:value-type="float" office:value="5392.22" calcext:value-type="float">
            <text:p>5392.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91.1" calcext:value-type="float">
            <text:p>5391.1</text:p>
          </table:table-cell>
          <table:table-cell office:value-type="float" office:value="5379.2" calcext:value-type="float">
            <text:p>5379.2</text:p>
          </table:table-cell>
          <table:table-cell office:value-type="float" office:value="5412.3" calcext:value-type="float">
            <text:p>5412.3</text:p>
          </table:table-cell>
          <table:table-cell office:value-type="float" office:value="5410.4" calcext:value-type="float">
            <text:p>5410.4</text:p>
          </table:table-cell>
          <table:table-cell office:value-type="float" office:value="5373.7" calcext:value-type="float">
            <text:p>5373.7</text:p>
          </table:table-cell>
          <table:table-cell/>
          <table:table-cell table:formula="of:=AVERAGE([.B17];[.C17];[.D17];[.E17];[.F17])" office:value-type="float" office:value="5393.34" calcext:value-type="float">
            <text:p>5393.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371.3" calcext:value-type="float">
            <text:p>5371.3</text:p>
          </table:table-cell>
          <table:table-cell office:value-type="float" office:value="5413.5" calcext:value-type="float">
            <text:p>5413.5</text:p>
          </table:table-cell>
          <table:table-cell office:value-type="float" office:value="5410.7" calcext:value-type="float">
            <text:p>5410.7</text:p>
          </table:table-cell>
          <table:table-cell office:value-type="float" office:value="5359.7" calcext:value-type="float">
            <text:p>5359.7</text:p>
          </table:table-cell>
          <table:table-cell office:value-type="float" office:value="5419.9" calcext:value-type="float">
            <text:p>5419.9</text:p>
          </table:table-cell>
          <table:table-cell/>
          <table:table-cell table:formula="of:=AVERAGE([.B18];[.C18];[.D18];[.E18];[.F18])" office:value-type="float" office:value="5395.02" calcext:value-type="float">
            <text:p>5395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96.6" calcext:value-type="float">
            <text:p>5396.6</text:p>
          </table:table-cell>
          <table:table-cell office:value-type="float" office:value="5402" calcext:value-type="float">
            <text:p>5402</text:p>
          </table:table-cell>
          <table:table-cell office:value-type="float" office:value="5402.1" calcext:value-type="float">
            <text:p>5402.1</text:p>
          </table:table-cell>
          <table:table-cell office:value-type="float" office:value="5401.7" calcext:value-type="float">
            <text:p>5401.7</text:p>
          </table:table-cell>
          <table:table-cell office:value-type="float" office:value="5412.6" calcext:value-type="float">
            <text:p>5412.6</text:p>
          </table:table-cell>
          <table:table-cell/>
          <table:table-cell table:formula="of:=AVERAGE([.B19];[.C19];[.D19];[.E19];[.F19])"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96.9" calcext:value-type="float">
            <text:p>5396.9</text:p>
          </table:table-cell>
          <table:table-cell office:value-type="float" office:value="5404.8" calcext:value-type="float">
            <text:p>5404.8</text:p>
          </table:table-cell>
          <table:table-cell office:value-type="float" office:value="5422.1" calcext:value-type="float">
            <text:p>5422.1</text:p>
          </table:table-cell>
          <table:table-cell office:value-type="float" office:value="5419.1" calcext:value-type="float">
            <text:p>5419.1</text:p>
          </table:table-cell>
          <table:table-cell office:value-type="float" office:value="5391.5" calcext:value-type="float">
            <text:p>5391.5</text:p>
          </table:table-cell>
          <table:table-cell/>
          <table:table-cell table:formula="of:=AVERAGE([.B20];[.C20];[.D20];[.E20];[.F20])" office:value-type="float" office:value="5406.88" calcext:value-type="float">
            <text:p>5406.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61.6" calcext:value-type="float">
            <text:p>5361.6</text:p>
          </table:table-cell>
          <table:table-cell office:value-type="float" office:value="5368.7" calcext:value-type="float">
            <text:p>5368.7</text:p>
          </table:table-cell>
          <table:table-cell office:value-type="float" office:value="5413" calcext:value-type="float">
            <text:p>5413</text:p>
          </table:table-cell>
          <table:table-cell office:value-type="float" office:value="5395.6" calcext:value-type="float">
            <text:p>5395.6</text:p>
          </table:table-cell>
          <table:table-cell office:value-type="float" office:value="5362.1" calcext:value-type="float">
            <text:p>5362.1</text:p>
          </table:table-cell>
          <table:table-cell/>
          <table:table-cell table:formula="of:=AVERAGE([.B21];[.C21];[.D21];[.E21];[.F21])" office:value-type="float" office:value="5380.2" calcext:value-type="float">
            <text:p>5380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16.6" calcext:value-type="float">
            <text:p>5416.6</text:p>
          </table:table-cell>
          <table:table-cell office:value-type="float" office:value="5370.3" calcext:value-type="float">
            <text:p>5370.3</text:p>
          </table:table-cell>
          <table:table-cell office:value-type="float" office:value="5404.4" calcext:value-type="float">
            <text:p>5404.4</text:p>
          </table:table-cell>
          <table:table-cell office:value-type="float" office:value="5388.7" calcext:value-type="float">
            <text:p>5388.7</text:p>
          </table:table-cell>
          <table:table-cell office:value-type="float" office:value="5411.4" calcext:value-type="float">
            <text:p>5411.4</text:p>
          </table:table-cell>
          <table:table-cell/>
          <table:table-cell table:formula="of:=AVERAGE([.B22];[.C22];[.D22];[.E22];[.F22])" office:value-type="float" office:value="5398.28" calcext:value-type="float">
            <text:p>5398.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378.7" calcext:value-type="float">
            <text:p>5378.7</text:p>
          </table:table-cell>
          <table:table-cell office:value-type="float" office:value="5400.9" calcext:value-type="float">
            <text:p>5400.9</text:p>
          </table:table-cell>
          <table:table-cell office:value-type="float" office:value="5404.8" calcext:value-type="float">
            <text:p>5404.8</text:p>
          </table:table-cell>
          <table:table-cell office:value-type="float" office:value="5409.2" calcext:value-type="float">
            <text:p>5409.2</text:p>
          </table:table-cell>
          <table:table-cell office:value-type="float" office:value="5390.4" calcext:value-type="float">
            <text:p>5390.4</text:p>
          </table:table-cell>
          <table:table-cell/>
          <table:table-cell table:formula="of:=AVERAGE([.B23];[.C23];[.D23];[.E23];[.F23])" office:value-type="float" office:value="5396.8" calcext:value-type="float">
            <text:p>5396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89.8" calcext:value-type="float">
            <text:p>5389.8</text:p>
          </table:table-cell>
          <table:table-cell office:value-type="float" office:value="5394.7" calcext:value-type="float">
            <text:p>5394.7</text:p>
          </table:table-cell>
          <table:table-cell office:value-type="float" office:value="5381" calcext:value-type="float">
            <text:p>5381</text:p>
          </table:table-cell>
          <table:table-cell office:value-type="float" office:value="5415.7" calcext:value-type="float">
            <text:p>5415.7</text:p>
          </table:table-cell>
          <table:table-cell office:value-type="float" office:value="5388" calcext:value-type="float">
            <text:p>5388</text:p>
          </table:table-cell>
          <table:table-cell/>
          <table:table-cell table:formula="of:=AVERAGE([.B24];[.C24];[.D24];[.E24];[.F24])" office:value-type="float" office:value="5393.84" calcext:value-type="float">
            <text:p>5393.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392.1" calcext:value-type="float">
            <text:p>5392.1</text:p>
          </table:table-cell>
          <table:table-cell office:value-type="float" office:value="5404.6" calcext:value-type="float">
            <text:p>5404.6</text:p>
          </table:table-cell>
          <table:table-cell office:value-type="float" office:value="5396.3" calcext:value-type="float">
            <text:p>5396.3</text:p>
          </table:table-cell>
          <table:table-cell office:value-type="float" office:value="5423.5" calcext:value-type="float">
            <text:p>5423.5</text:p>
          </table:table-cell>
          <table:table-cell office:value-type="float" office:value="5409.9" calcext:value-type="float">
            <text:p>5409.9</text:p>
          </table:table-cell>
          <table:table-cell/>
          <table:table-cell table:formula="of:=AVERAGE([.B25];[.C25];[.D25];[.E25];[.F25])" office:value-type="float" office:value="5405.28" calcext:value-type="float">
            <text:p>5405.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02" calcext:value-type="float">
            <text:p>5402</text:p>
          </table:table-cell>
          <table:table-cell office:value-type="float" office:value="5419.5" calcext:value-type="float">
            <text:p>5419.5</text:p>
          </table:table-cell>
          <table:table-cell office:value-type="float" office:value="5408.9" calcext:value-type="float">
            <text:p>5408.9</text:p>
          </table:table-cell>
          <table:table-cell office:value-type="float" office:value="5415.3" calcext:value-type="float">
            <text:p>5415.3</text:p>
          </table:table-cell>
          <table:table-cell office:value-type="float" office:value="5399.3" calcext:value-type="float">
            <text:p>5399.3</text:p>
          </table:table-cell>
          <table:table-cell/>
          <table:table-cell table:formula="of:=AVERAGE([.B26];[.C26];[.D26];[.E26];[.F26])"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91.8" calcext:value-type="float">
            <text:p>5391.8</text:p>
          </table:table-cell>
          <table:table-cell office:value-type="float" office:value="5428.4" calcext:value-type="float">
            <text:p>5428.4</text:p>
          </table:table-cell>
          <table:table-cell office:value-type="float" office:value="5401.5" calcext:value-type="float">
            <text:p>5401.5</text:p>
          </table:table-cell>
          <table:table-cell office:value-type="float" office:value="5390.8" calcext:value-type="float">
            <text:p>5390.8</text:p>
          </table:table-cell>
          <table:table-cell office:value-type="float" office:value="5404.6" calcext:value-type="float">
            <text:p>5404.6</text:p>
          </table:table-cell>
          <table:table-cell/>
          <table:table-cell table:formula="of:=AVERAGE([.B27];[.C27];[.D27];[.E27];[.F27])" office:value-type="float" office:value="5403.42" calcext:value-type="float">
            <text:p>5403.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397" calcext:value-type="float">
            <text:p>5397</text:p>
          </table:table-cell>
          <table:table-cell office:value-type="float" office:value="5425.8" calcext:value-type="float">
            <text:p>5425.8</text:p>
          </table:table-cell>
          <table:table-cell office:value-type="float" office:value="5428.3" calcext:value-type="float">
            <text:p>5428.3</text:p>
          </table:table-cell>
          <table:table-cell office:value-type="float" office:value="5406.8" calcext:value-type="float">
            <text:p>5406.8</text:p>
          </table:table-cell>
          <table:table-cell office:value-type="float" office:value="5388.3" calcext:value-type="float">
            <text:p>5388.3</text:p>
          </table:table-cell>
          <table:table-cell/>
          <table:table-cell table:formula="of:=AVERAGE([.B28];[.C28];[.D28];[.E28];[.F28])" office:value-type="float" office:value="5409.24" calcext:value-type="float">
            <text:p>5409.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386.2" calcext:value-type="float">
            <text:p>5386.2</text:p>
          </table:table-cell>
          <table:table-cell office:value-type="float" office:value="5413.7" calcext:value-type="float">
            <text:p>5413.7</text:p>
          </table:table-cell>
          <table:table-cell office:value-type="float" office:value="5428" calcext:value-type="float">
            <text:p>5428</text:p>
          </table:table-cell>
          <table:table-cell office:value-type="float" office:value="5407.1" calcext:value-type="float">
            <text:p>5407.1</text:p>
          </table:table-cell>
          <table:table-cell office:value-type="float" office:value="5380.7" calcext:value-type="float">
            <text:p>5380.7</text:p>
          </table:table-cell>
          <table:table-cell/>
          <table:table-cell table:formula="of:=AVERAGE([.B29];[.C29];[.D29];[.E29];[.F29])" office:value-type="float" office:value="5403.14" calcext:value-type="float">
            <text:p>5403.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376.2" calcext:value-type="float">
            <text:p>5376.2</text:p>
          </table:table-cell>
          <table:table-cell office:value-type="float" office:value="5412.9" calcext:value-type="float">
            <text:p>5412.9</text:p>
          </table:table-cell>
          <table:table-cell office:value-type="float" office:value="5346.5" calcext:value-type="float">
            <text:p>5346.5</text:p>
          </table:table-cell>
          <table:table-cell office:value-type="float" office:value="5409.3" calcext:value-type="float">
            <text:p>5409.3</text:p>
          </table:table-cell>
          <table:table-cell office:value-type="float" office:value="5398.1" calcext:value-type="float">
            <text:p>5398.1</text:p>
          </table:table-cell>
          <table:table-cell/>
          <table:table-cell table:formula="of:=AVERAGE([.B30];[.C30];[.D30];[.E30];[.F30])" office:value-type="float" office:value="5388.6" calcext:value-type="float">
            <text:p>5388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31];[.C31];[.D31];[.E31];[.F31])" office:value-type="float" office:value="1" calcext:value-type="float">
            <text:p>1</text:p>
          </table:table-cell>
        </table:table-row>
      </table:table>
      <table:table table:name="Faban 2.2" table:style-name="ta1">
        <table:shapes>
          <draw:frame draw:z-index="0" draw:style-name="gr1" draw:text-style-name="P1" svg:width="9in" svg:height="4in" svg:x="1.7783in" svg:y="0in">
            <draw:object draw:notify-on-update-of-ranges="'Faban 2.2'.A1:'Faban 2.2'.A1 'Faban 2.2'.B1:'Faban 2.2'.B1 'Faban 2.2'.A2:'Faban 2.2'.A2 'Faban 2.2'.B2:'Faban 2.2'.B2 'Faban 2.2'.A3:'Faban 2.2'.A3 'Faban 2.2'.B3:'Faban 2.2'.B3 'Faban 2.2'.A4:'Faban 2.2'.A4 'Faban 2.2'.B4:'Faban 2.2'.B4 'Faban 2.2'.A5:'Faban 2.2'.A5 'Faban 2.2'.B5:'Faban 2.2'.B5 'Faban 2.2'.A6:'Faban 2.2'.A6 'Faban 2.2'.B6:'Faban 2.2'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00257" calcext:value-type="float">
            <text:p>330025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04396" calcext:value-type="float">
            <text:p>3304396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286365" calcext:value-type="float">
            <text:p>3286365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80246" calcext:value-type="float">
            <text:p>3280246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03527" calcext:value-type="float">
            <text:p>330352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294958.2" calcext:value-type="float">
            <text:p>3294958.2</text:p>
          </table:table-cell>
        </table:table-row>
      </table:table>
      <table:table table:name="Faban 2.2 distr" table:style-name="ta1">
        <table:shapes>
          <draw:frame draw:z-index="0" draw:style-name="gr1" draw:text-style-name="P1" svg:width="9in" svg:height="4in" svg:x="3.0925in" svg:y="2.3295in">
            <draw:object draw:notify-on-update-of-ranges="'Faban 2.2 distr'.J1:'Faban 2.2 distr'.J1 'Faban 2.2 distr'.A1:'Faban 2.2 distr'.A31 'Faban 2.2 distr'.H1:'Faban 2.2 distr'.H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92.2" calcext:value-type="float">
            <text:p>13692.2</text:p>
          </table:table-cell>
          <table:table-cell office:value-type="float" office:value="12921.2" calcext:value-type="float">
            <text:p>12921.2</text:p>
          </table:table-cell>
          <table:table-cell office:value-type="float" office:value="12941.7" calcext:value-type="float">
            <text:p>12941.7</text:p>
          </table:table-cell>
          <table:table-cell office:value-type="float" office:value="13123.4" calcext:value-type="float">
            <text:p>13123.4</text:p>
          </table:table-cell>
          <table:table-cell office:value-type="float" office:value="13192.6" calcext:value-type="float">
            <text:p>13192.6</text:p>
          </table:table-cell>
          <table:table-cell/>
          <table:table-cell table:formula="of:=AVERAGE([.B1:.F1])" office:value-type="float" office:value="13174.22" calcext:value-type="float">
            <text:p>13174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68.5" calcext:value-type="float">
            <text:p>11168.5</text:p>
          </table:table-cell>
          <table:table-cell office:value-type="float" office:value="12383.9" calcext:value-type="float">
            <text:p>12383.9</text:p>
          </table:table-cell>
          <table:table-cell office:value-type="float" office:value="10946.8" calcext:value-type="float">
            <text:p>10946.8</text:p>
          </table:table-cell>
          <table:table-cell office:value-type="float" office:value="10989.2" calcext:value-type="float">
            <text:p>10989.2</text:p>
          </table:table-cell>
          <table:table-cell office:value-type="float" office:value="11149.5" calcext:value-type="float">
            <text:p>11149.5</text:p>
          </table:table-cell>
          <table:table-cell/>
          <table:table-cell table:formula="of:=AVERAGE([.B2:.F2])" office:value-type="float" office:value="11327.58" calcext:value-type="float">
            <text:p>11327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04.5" calcext:value-type="float">
            <text:p>11004.5</text:p>
          </table:table-cell>
          <table:table-cell office:value-type="float" office:value="11096.7" calcext:value-type="float">
            <text:p>11096.7</text:p>
          </table:table-cell>
          <table:table-cell office:value-type="float" office:value="11008.5" calcext:value-type="float">
            <text:p>11008.5</text:p>
          </table:table-cell>
          <table:table-cell office:value-type="float" office:value="10740.2" calcext:value-type="float">
            <text:p>10740.2</text:p>
          </table:table-cell>
          <table:table-cell office:value-type="float" office:value="10871" calcext:value-type="float">
            <text:p>10871</text:p>
          </table:table-cell>
          <table:table-cell/>
          <table:table-cell table:formula="of:=AVERAGE([.B3:.F3])" office:value-type="float" office:value="10944.18" calcext:value-type="float">
            <text:p>10944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69" calcext:value-type="float">
            <text:p>10869</text:p>
          </table:table-cell>
          <table:table-cell office:value-type="float" office:value="10869.6" calcext:value-type="float">
            <text:p>10869.6</text:p>
          </table:table-cell>
          <table:table-cell office:value-type="float" office:value="11042.5" calcext:value-type="float">
            <text:p>11042.5</text:p>
          </table:table-cell>
          <table:table-cell office:value-type="float" office:value="10936.2" calcext:value-type="float">
            <text:p>10936.2</text:p>
          </table:table-cell>
          <table:table-cell office:value-type="float" office:value="10950" calcext:value-type="float">
            <text:p>10950</text:p>
          </table:table-cell>
          <table:table-cell/>
          <table:table-cell table:formula="of:=AVERAGE([.B4:.F4])" office:value-type="float" office:value="10933.46" calcext:value-type="float">
            <text:p>10933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866.3" calcext:value-type="float">
            <text:p>10866.3</text:p>
          </table:table-cell>
          <table:table-cell office:value-type="float" office:value="10885.5" calcext:value-type="float">
            <text:p>10885.5</text:p>
          </table:table-cell>
          <table:table-cell office:value-type="float" office:value="10870.2" calcext:value-type="float">
            <text:p>10870.2</text:p>
          </table:table-cell>
          <table:table-cell office:value-type="float" office:value="10898.5" calcext:value-type="float">
            <text:p>10898.5</text:p>
          </table:table-cell>
          <table:table-cell office:value-type="float" office:value="11070.3" calcext:value-type="float">
            <text:p>11070.3</text:p>
          </table:table-cell>
          <table:table-cell/>
          <table:table-cell table:formula="of:=AVERAGE([.B5:.F5])" office:value-type="float" office:value="10918.16" calcext:value-type="float">
            <text:p>10918.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58" calcext:value-type="float">
            <text:p>11058</text:p>
          </table:table-cell>
          <table:table-cell office:value-type="float" office:value="10938.8" calcext:value-type="float">
            <text:p>10938.8</text:p>
          </table:table-cell>
          <table:table-cell office:value-type="float" office:value="11062.5" calcext:value-type="float">
            <text:p>11062.5</text:p>
          </table:table-cell>
          <table:table-cell office:value-type="float" office:value="10753.4" calcext:value-type="float">
            <text:p>10753.4</text:p>
          </table:table-cell>
          <table:table-cell office:value-type="float" office:value="10891.2" calcext:value-type="float">
            <text:p>10891.2</text:p>
          </table:table-cell>
          <table:table-cell/>
          <table:table-cell table:formula="of:=AVERAGE([.B6:.F6])" office:value-type="float" office:value="10940.78" calcext:value-type="float">
            <text:p>10940.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42.3" calcext:value-type="float">
            <text:p>10842.3</text:p>
          </table:table-cell>
          <table:table-cell office:value-type="float" office:value="11101.8" calcext:value-type="float">
            <text:p>11101.8</text:p>
          </table:table-cell>
          <table:table-cell office:value-type="float" office:value="10763.1" calcext:value-type="float">
            <text:p>10763.1</text:p>
          </table:table-cell>
          <table:table-cell office:value-type="float" office:value="10937.2" calcext:value-type="float">
            <text:p>10937.2</text:p>
          </table:table-cell>
          <table:table-cell office:value-type="float" office:value="10952.2" calcext:value-type="float">
            <text:p>10952.2</text:p>
          </table:table-cell>
          <table:table-cell/>
          <table:table-cell table:formula="of:=AVERAGE([.B7:.F7])" office:value-type="float" office:value="10919.32" calcext:value-type="float">
            <text:p>10919.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32" calcext:value-type="float">
            <text:p>10932</text:p>
          </table:table-cell>
          <table:table-cell office:value-type="float" office:value="10777.8" calcext:value-type="float">
            <text:p>10777.8</text:p>
          </table:table-cell>
          <table:table-cell office:value-type="float" office:value="11009.1" calcext:value-type="float">
            <text:p>11009.1</text:p>
          </table:table-cell>
          <table:table-cell office:value-type="float" office:value="10988.4" calcext:value-type="float">
            <text:p>10988.4</text:p>
          </table:table-cell>
          <table:table-cell office:value-type="float" office:value="10970.7" calcext:value-type="float">
            <text:p>10970.7</text:p>
          </table:table-cell>
          <table:table-cell/>
          <table:table-cell table:formula="of:=AVERAGE([.B8:.F8])" office:value-type="float" office:value="10935.6" calcext:value-type="float">
            <text:p>10935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77.1" calcext:value-type="float">
            <text:p>10777.1</text:p>
          </table:table-cell>
          <table:table-cell office:value-type="float" office:value="10913.5" calcext:value-type="float">
            <text:p>10913.5</text:p>
          </table:table-cell>
          <table:table-cell office:value-type="float" office:value="10829.1" calcext:value-type="float">
            <text:p>10829.1</text:p>
          </table:table-cell>
          <table:table-cell office:value-type="float" office:value="10889.7" calcext:value-type="float">
            <text:p>10889.7</text:p>
          </table:table-cell>
          <table:table-cell office:value-type="float" office:value="10931.8" calcext:value-type="float">
            <text:p>10931.8</text:p>
          </table:table-cell>
          <table:table-cell/>
          <table:table-cell table:formula="of:=AVERAGE([.B9:.F9])" office:value-type="float" office:value="10868.24" calcext:value-type="float">
            <text:p>10868.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72.8" calcext:value-type="float">
            <text:p>11072.8</text:p>
          </table:table-cell>
          <table:table-cell office:value-type="float" office:value="11130" calcext:value-type="float">
            <text:p>11130</text:p>
          </table:table-cell>
          <table:table-cell office:value-type="float" office:value="10924.5" calcext:value-type="float">
            <text:p>10924.5</text:p>
          </table:table-cell>
          <table:table-cell office:value-type="float" office:value="10856.6" calcext:value-type="float">
            <text:p>10856.6</text:p>
          </table:table-cell>
          <table:table-cell office:value-type="float" office:value="10981.8" calcext:value-type="float">
            <text:p>10981.8</text:p>
          </table:table-cell>
          <table:table-cell/>
          <table:table-cell table:formula="of:=AVERAGE([.B10:.F10])" office:value-type="float" office:value="10993.14" calcext:value-type="float">
            <text:p>10993.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19.7" calcext:value-type="float">
            <text:p>10819.7</text:p>
          </table:table-cell>
          <table:table-cell office:value-type="float" office:value="10700.4" calcext:value-type="float">
            <text:p>10700.4</text:p>
          </table:table-cell>
          <table:table-cell office:value-type="float" office:value="10867.8" calcext:value-type="float">
            <text:p>10867.8</text:p>
          </table:table-cell>
          <table:table-cell office:value-type="float" office:value="10779" calcext:value-type="float">
            <text:p>10779</text:p>
          </table:table-cell>
          <table:table-cell office:value-type="float" office:value="11007.8" calcext:value-type="float">
            <text:p>11007.8</text:p>
          </table:table-cell>
          <table:table-cell/>
          <table:table-cell table:formula="of:=AVERAGE([.B11:.F11])" office:value-type="float" office:value="10834.94" calcext:value-type="float">
            <text:p>10834.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13" calcext:value-type="float">
            <text:p>10813</text:p>
          </table:table-cell>
          <table:table-cell office:value-type="float" office:value="10958.1" calcext:value-type="float">
            <text:p>10958.1</text:p>
          </table:table-cell>
          <table:table-cell office:value-type="float" office:value="10870" calcext:value-type="float">
            <text:p>10870</text:p>
          </table:table-cell>
          <table:table-cell office:value-type="float" office:value="11008.3" calcext:value-type="float">
            <text:p>11008.3</text:p>
          </table:table-cell>
          <table:table-cell office:value-type="float" office:value="10973.7" calcext:value-type="float">
            <text:p>10973.7</text:p>
          </table:table-cell>
          <table:table-cell/>
          <table:table-cell table:formula="of:=AVERAGE([.B12:.F12])" office:value-type="float" office:value="10924.62" calcext:value-type="float">
            <text:p>10924.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079.7" calcext:value-type="float">
            <text:p>11079.7</text:p>
          </table:table-cell>
          <table:table-cell office:value-type="float" office:value="10866.5" calcext:value-type="float">
            <text:p>10866.5</text:p>
          </table:table-cell>
          <table:table-cell office:value-type="float" office:value="10906.2" calcext:value-type="float">
            <text:p>10906.2</text:p>
          </table:table-cell>
          <table:table-cell office:value-type="float" office:value="11007.5" calcext:value-type="float">
            <text:p>11007.5</text:p>
          </table:table-cell>
          <table:table-cell office:value-type="float" office:value="10906.7" calcext:value-type="float">
            <text:p>10906.7</text:p>
          </table:table-cell>
          <table:table-cell/>
          <table:table-cell table:formula="of:=AVERAGE([.B13:.F13])" office:value-type="float" office:value="10953.32" calcext:value-type="float">
            <text:p>10953.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40.5" calcext:value-type="float">
            <text:p>10940.5</text:p>
          </table:table-cell>
          <table:table-cell office:value-type="float" office:value="10707.4" calcext:value-type="float">
            <text:p>10707.4</text:p>
          </table:table-cell>
          <table:table-cell office:value-type="float" office:value="10678.1" calcext:value-type="float">
            <text:p>10678.1</text:p>
          </table:table-cell>
          <table:table-cell office:value-type="float" office:value="10812.5" calcext:value-type="float">
            <text:p>10812.5</text:p>
          </table:table-cell>
          <table:table-cell office:value-type="float" office:value="10810.1" calcext:value-type="float">
            <text:p>10810.1</text:p>
          </table:table-cell>
          <table:table-cell/>
          <table:table-cell table:formula="of:=AVERAGE([.B14:.F14])" office:value-type="float" office:value="10789.72" calcext:value-type="float">
            <text:p>10789.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58.2" calcext:value-type="float">
            <text:p>10958.2</text:p>
          </table:table-cell>
          <table:table-cell office:value-type="float" office:value="10904.7" calcext:value-type="float">
            <text:p>10904.7</text:p>
          </table:table-cell>
          <table:table-cell office:value-type="float" office:value="10922.4" calcext:value-type="float">
            <text:p>10922.4</text:p>
          </table:table-cell>
          <table:table-cell office:value-type="float" office:value="10898.3" calcext:value-type="float">
            <text:p>10898.3</text:p>
          </table:table-cell>
          <table:table-cell office:value-type="float" office:value="10841.1" calcext:value-type="float">
            <text:p>10841.1</text:p>
          </table:table-cell>
          <table:table-cell/>
          <table:table-cell table:formula="of:=AVERAGE([.B15:.F15])" office:value-type="float" office:value="10904.94" calcext:value-type="float">
            <text:p>10904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66" calcext:value-type="float">
            <text:p>11066</text:p>
          </table:table-cell>
          <table:table-cell office:value-type="float" office:value="10961" calcext:value-type="float">
            <text:p>10961</text:p>
          </table:table-cell>
          <table:table-cell office:value-type="float" office:value="11000.2" calcext:value-type="float">
            <text:p>11000.2</text:p>
          </table:table-cell>
          <table:table-cell office:value-type="float" office:value="10772.4" calcext:value-type="float">
            <text:p>10772.4</text:p>
          </table:table-cell>
          <table:table-cell office:value-type="float" office:value="10912.2" calcext:value-type="float">
            <text:p>10912.2</text:p>
          </table:table-cell>
          <table:table-cell/>
          <table:table-cell table:formula="of:=AVERAGE([.B16:.F16])" office:value-type="float" office:value="10942.36" calcext:value-type="float">
            <text:p>10942.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795.4" calcext:value-type="float">
            <text:p>10795.4</text:p>
          </table:table-cell>
          <table:table-cell office:value-type="float" office:value="10862.8" calcext:value-type="float">
            <text:p>10862.8</text:p>
          </table:table-cell>
          <table:table-cell office:value-type="float" office:value="10687.8" calcext:value-type="float">
            <text:p>10687.8</text:p>
          </table:table-cell>
          <table:table-cell office:value-type="float" office:value="10719.3" calcext:value-type="float">
            <text:p>10719.3</text:p>
          </table:table-cell>
          <table:table-cell office:value-type="float" office:value="10953.7" calcext:value-type="float">
            <text:p>10953.7</text:p>
          </table:table-cell>
          <table:table-cell/>
          <table:table-cell table:formula="of:=AVERAGE([.B17:.F17])" office:value-type="float" office:value="10803.8" calcext:value-type="float">
            <text:p>1080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982" calcext:value-type="float">
            <text:p>10982</text:p>
          </table:table-cell>
          <table:table-cell office:value-type="float" office:value="10925.2" calcext:value-type="float">
            <text:p>10925.2</text:p>
          </table:table-cell>
          <table:table-cell office:value-type="float" office:value="10818.7" calcext:value-type="float">
            <text:p>10818.7</text:p>
          </table:table-cell>
          <table:table-cell office:value-type="float" office:value="10907.8" calcext:value-type="float">
            <text:p>10907.8</text:p>
          </table:table-cell>
          <table:table-cell office:value-type="float" office:value="10892.7" calcext:value-type="float">
            <text:p>10892.7</text:p>
          </table:table-cell>
          <table:table-cell/>
          <table:table-cell table:formula="of:=AVERAGE([.B18:.F18])" office:value-type="float" office:value="10905.28" calcext:value-type="float">
            <text:p>10905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58.7" calcext:value-type="float">
            <text:p>10858.7</text:p>
          </table:table-cell>
          <table:table-cell office:value-type="float" office:value="10910.2" calcext:value-type="float">
            <text:p>10910.2</text:p>
          </table:table-cell>
          <table:table-cell office:value-type="float" office:value="10968.5" calcext:value-type="float">
            <text:p>10968.5</text:p>
          </table:table-cell>
          <table:table-cell office:value-type="float" office:value="11014" calcext:value-type="float">
            <text:p>11014</text:p>
          </table:table-cell>
          <table:table-cell office:value-type="float" office:value="11051.9" calcext:value-type="float">
            <text:p>11051.9</text:p>
          </table:table-cell>
          <table:table-cell/>
          <table:table-cell table:formula="of:=AVERAGE([.B19:.F19])" office:value-type="float" office:value="10960.66" calcext:value-type="float">
            <text:p>10960.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07.1" calcext:value-type="float">
            <text:p>10807.1</text:p>
          </table:table-cell>
          <table:table-cell office:value-type="float" office:value="10840.9" calcext:value-type="float">
            <text:p>10840.9</text:p>
          </table:table-cell>
          <table:table-cell office:value-type="float" office:value="10896.4" calcext:value-type="float">
            <text:p>10896.4</text:p>
          </table:table-cell>
          <table:table-cell office:value-type="float" office:value="10727.2" calcext:value-type="float">
            <text:p>10727.2</text:p>
          </table:table-cell>
          <table:table-cell office:value-type="float" office:value="10869.4" calcext:value-type="float">
            <text:p>10869.4</text:p>
          </table:table-cell>
          <table:table-cell/>
          <table:table-cell table:formula="of:=AVERAGE([.B20:.F20])" office:value-type="float" office:value="10828.2" calcext:value-type="float">
            <text:p>10828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82" calcext:value-type="float">
            <text:p>11082</text:p>
          </table:table-cell>
          <table:table-cell office:value-type="float" office:value="11013" calcext:value-type="float">
            <text:p>11013</text:p>
          </table:table-cell>
          <table:table-cell office:value-type="float" office:value="11055.3" calcext:value-type="float">
            <text:p>11055.3</text:p>
          </table:table-cell>
          <table:table-cell office:value-type="float" office:value="10884.5" calcext:value-type="float">
            <text:p>10884.5</text:p>
          </table:table-cell>
          <table:table-cell office:value-type="float" office:value="10944.6" calcext:value-type="float">
            <text:p>10944.6</text:p>
          </table:table-cell>
          <table:table-cell/>
          <table:table-cell table:formula="of:=AVERAGE([.B21:.F21])" office:value-type="float" office:value="10995.88" calcext:value-type="float">
            <text:p>10995.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02.5" calcext:value-type="float">
            <text:p>10902.5</text:p>
          </table:table-cell>
          <table:table-cell office:value-type="float" office:value="10768" calcext:value-type="float">
            <text:p>10768</text:p>
          </table:table-cell>
          <table:table-cell office:value-type="float" office:value="10899.5" calcext:value-type="float">
            <text:p>10899.5</text:p>
          </table:table-cell>
          <table:table-cell office:value-type="float" office:value="10933.2" calcext:value-type="float">
            <text:p>10933.2</text:p>
          </table:table-cell>
          <table:table-cell office:value-type="float" office:value="11016.6" calcext:value-type="float">
            <text:p>11016.6</text:p>
          </table:table-cell>
          <table:table-cell/>
          <table:table-cell table:formula="of:=AVERAGE([.B22:.F22])" office:value-type="float" office:value="10903.96" calcext:value-type="float">
            <text:p>10903.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24.9" calcext:value-type="float">
            <text:p>10624.9</text:p>
          </table:table-cell>
          <table:table-cell office:value-type="float" office:value="10823.6" calcext:value-type="float">
            <text:p>10823.6</text:p>
          </table:table-cell>
          <table:table-cell office:value-type="float" office:value="10849.8" calcext:value-type="float">
            <text:p>10849.8</text:p>
          </table:table-cell>
          <table:table-cell office:value-type="float" office:value="10774.7" calcext:value-type="float">
            <text:p>10774.7</text:p>
          </table:table-cell>
          <table:table-cell office:value-type="float" office:value="10866.3" calcext:value-type="float">
            <text:p>10866.3</text:p>
          </table:table-cell>
          <table:table-cell/>
          <table:table-cell table:formula="of:=AVERAGE([.B23:.F23])" office:value-type="float" office:value="10787.86" calcext:value-type="float">
            <text:p>10787.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821.6" calcext:value-type="float">
            <text:p>10821.6</text:p>
          </table:table-cell>
          <table:table-cell office:value-type="float" office:value="10973.5" calcext:value-type="float">
            <text:p>10973.5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10669.7" calcext:value-type="float">
            <text:p>10669.7</text:p>
          </table:table-cell>
          <table:table-cell office:value-type="float" office:value="10954" calcext:value-type="float">
            <text:p>10954</text:p>
          </table:table-cell>
          <table:table-cell/>
          <table:table-cell table:formula="of:=AVERAGE([.B24:.F24])" office:value-type="float" office:value="10819.86" calcext:value-type="float">
            <text:p>10819.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901.7" calcext:value-type="float">
            <text:p>10901.7</text:p>
          </table:table-cell>
          <table:table-cell office:value-type="float" office:value="10933.2" calcext:value-type="float">
            <text:p>10933.2</text:p>
          </table:table-cell>
          <table:table-cell office:value-type="float" office:value="10903.7" calcext:value-type="float">
            <text:p>10903.7</text:p>
          </table:table-cell>
          <table:table-cell office:value-type="float" office:value="10830.8" calcext:value-type="float">
            <text:p>10830.8</text:p>
          </table:table-cell>
          <table:table-cell office:value-type="float" office:value="10750.9" calcext:value-type="float">
            <text:p>10750.9</text:p>
          </table:table-cell>
          <table:table-cell/>
          <table:table-cell table:formula="of:=AVERAGE([.B25:.F25])" office:value-type="float" office:value="10864.06" calcext:value-type="float">
            <text:p>10864.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924.7" calcext:value-type="float">
            <text:p>10924.7</text:p>
          </table:table-cell>
          <table:table-cell office:value-type="float" office:value="10697.3" calcext:value-type="float">
            <text:p>10697.3</text:p>
          </table:table-cell>
          <table:table-cell office:value-type="float" office:value="10753.1" calcext:value-type="float">
            <text:p>10753.1</text:p>
          </table:table-cell>
          <table:table-cell office:value-type="float" office:value="10784.9" calcext:value-type="float">
            <text:p>10784.9</text:p>
          </table:table-cell>
          <table:table-cell office:value-type="float" office:value="10922.1" calcext:value-type="float">
            <text:p>10922.1</text:p>
          </table:table-cell>
          <table:table-cell/>
          <table:table-cell table:formula="of:=AVERAGE([.B26:.F26])" office:value-type="float" office:value="10816.42" calcext:value-type="float">
            <text:p>10816.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865.2" calcext:value-type="float">
            <text:p>10865.2</text:p>
          </table:table-cell>
          <table:table-cell office:value-type="float" office:value="10990" calcext:value-type="float">
            <text:p>10990</text:p>
          </table:table-cell>
          <table:table-cell office:value-type="float" office:value="10810.1" calcext:value-type="float">
            <text:p>10810.1</text:p>
          </table:table-cell>
          <table:table-cell office:value-type="float" office:value="10897.5" calcext:value-type="float">
            <text:p>10897.5</text:p>
          </table:table-cell>
          <table:table-cell office:value-type="float" office:value="10905.5" calcext:value-type="float">
            <text:p>10905.5</text:p>
          </table:table-cell>
          <table:table-cell/>
          <table:table-cell table:formula="of:=AVERAGE([.B27:.F27])" office:value-type="float" office:value="10893.66" calcext:value-type="float">
            <text:p>10893.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864" calcext:value-type="float">
            <text:p>10864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10878.7" calcext:value-type="float">
            <text:p>10878.7</text:p>
          </table:table-cell>
          <table:table-cell office:value-type="float" office:value="10737.3" calcext:value-type="float">
            <text:p>10737.3</text:p>
          </table:table-cell>
          <table:table-cell office:value-type="float" office:value="10843" calcext:value-type="float">
            <text:p>10843</text:p>
          </table:table-cell>
          <table:table-cell/>
          <table:table-cell table:formula="of:=AVERAGE([.B28:.F28])" office:value-type="float" office:value="10844.82" calcext:value-type="float">
            <text:p>10844.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850" calcext:value-type="float">
            <text:p>10850</text:p>
          </table:table-cell>
          <table:table-cell office:value-type="float" office:value="10926.1" calcext:value-type="float">
            <text:p>10926.1</text:p>
          </table:table-cell>
          <table:table-cell office:value-type="float" office:value="10952.1" calcext:value-type="float">
            <text:p>10952.1</text:p>
          </table:table-cell>
          <table:table-cell office:value-type="float" office:value="10826.1" calcext:value-type="float">
            <text:p>10826.1</text:p>
          </table:table-cell>
          <table:table-cell office:value-type="float" office:value="11013.9" calcext:value-type="float">
            <text:p>11013.9</text:p>
          </table:table-cell>
          <table:table-cell/>
          <table:table-cell table:formula="of:=AVERAGE([.B29:.F29])" office:value-type="float" office:value="10913.64" calcext:value-type="float">
            <text:p>10913.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789" calcext:value-type="float">
            <text:p>10789</text:p>
          </table:table-cell>
          <table:table-cell office:value-type="float" office:value="10761.3" calcext:value-type="float">
            <text:p>10761.3</text:p>
          </table:table-cell>
          <table:table-cell office:value-type="float" office:value="10842.9" calcext:value-type="float">
            <text:p>10842.9</text:p>
          </table:table-cell>
          <table:table-cell office:value-type="float" office:value="10930" calcext:value-type="float">
            <text:p>10930</text:p>
          </table:table-cell>
          <table:table-cell office:value-type="float" office:value="10958.8" calcext:value-type="float">
            <text:p>10958.8</text:p>
          </table:table-cell>
          <table:table-cell/>
          <table:table-cell table:formula="of:=AVERAGE([.B30:.F30])" office:value-type="float" office:value="10856.4" calcext:value-type="float">
            <text:p>1085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formula="of:=AVERAGE([.B31:.F31])" office:value-type="float" office:value="5" calcext:value-type="float">
            <text:p>5</text:p>
          </table:table-cell>
        </table:table-row>
      </table:table>
      <table:table table:name="Faban 2.3" table:style-name="ta1">
        <table:shapes>
          <draw:frame draw:z-index="0" draw:style-name="gr1" draw:text-style-name="P1" svg:width="9in" svg:height="4in" svg:x="1.7783in" svg:y="0.0004in">
            <draw:object draw:notify-on-update-of-ranges="'Faban 2.3'.A1:'Faban 2.3'.A1 'Faban 2.3'.B1:'Faban 2.3'.B1 'Faban 2.3'.A2:'Faban 2.3'.A2 'Faban 2.3'.B2:'Faban 2.3'.B2 'Faban 2.3'.A3:'Faban 2.3'.A3 'Faban 2.3'.B3:'Faban 2.3'.B3 'Faban 2.3'.A4:'Faban 2.3'.A4 'Faban 2.3'.B4:'Faban 2.3'.B4 'Faban 2.3'.A5:'Faban 2.3'.A5 'Faban 2.3'.B5:'Faban 2.3'.B5 'Faban 2.3'.A6:'Faban 2.3'.A6 'Faban 2.3'.B6:'Faban 2.3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208731" calcext:value-type="float">
            <text:p>3208731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32719" calcext:value-type="float">
            <text:p>3232719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220658" calcext:value-type="float">
            <text:p>322065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25564" calcext:value-type="float">
            <text:p>3225564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)" office:value-type="float" office:value="3221918" calcext:value-type="float">
            <text:p>3221918</text:p>
          </table:table-cell>
        </table:table-row>
      </table:table>
      <table:table table:name="Faban 2.3 distr" table:style-name="ta1">
        <table:shapes>
          <draw:frame draw:z-index="0" draw:style-name="gr1" draw:text-style-name="P1" svg:width="9in" svg:height="4in" svg:x="1.8535in" svg:y="2.0913in">
            <draw:object draw:notify-on-update-of-ranges="'Faban 2.3 distr'.G1:'Faban 2.3 distr'.G1 'Faban 2.3 distr'.A1:'Faban 2.3 distr'.A31 'Faban 2.3 distr'.G1:'Faban 2.3 distr'.G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11.1" calcext:value-type="float">
            <text:p>11911.1</text:p>
          </table:table-cell>
          <table:table-cell office:value-type="float" office:value="12108.9" calcext:value-type="float">
            <text:p>12108.9</text:p>
          </table:table-cell>
          <table:table-cell office:value-type="float" office:value="11546.8" calcext:value-type="float">
            <text:p>11546.8</text:p>
          </table:table-cell>
          <table:table-cell office:value-type="float" office:value="11650.3" calcext:value-type="float">
            <text:p>11650.3</text:p>
          </table:table-cell>
          <table:table-cell/>
          <table:table-cell table:formula="of:=AVERAGE([.B1:.E1])" office:value-type="float" office:value="11804.275" calcext:value-type="float">
            <text:p>11804.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76.7" calcext:value-type="float">
            <text:p>11776.7</text:p>
          </table:table-cell>
          <table:table-cell office:value-type="float" office:value="11810.4" calcext:value-type="float">
            <text:p>11810.4</text:p>
          </table:table-cell>
          <table:table-cell office:value-type="float" office:value="10816.6" calcext:value-type="float">
            <text:p>10816.6</text:p>
          </table:table-cell>
          <table:table-cell office:value-type="float" office:value="11573.9" calcext:value-type="float">
            <text:p>11573.9</text:p>
          </table:table-cell>
          <table:table-cell/>
          <table:table-cell table:formula="of:=AVERAGE([.B2:.E2])" office:value-type="float" office:value="11494.4" calcext:value-type="float">
            <text:p>11494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20.9" calcext:value-type="float">
            <text:p>11020.9</text:p>
          </table:table-cell>
          <table:table-cell office:value-type="float" office:value="10884.1" calcext:value-type="float">
            <text:p>10884.1</text:p>
          </table:table-cell>
          <table:table-cell office:value-type="float" office:value="10757.9" calcext:value-type="float">
            <text:p>10757.9</text:p>
          </table:table-cell>
          <table:table-cell office:value-type="float" office:value="10850.8" calcext:value-type="float">
            <text:p>10850.8</text:p>
          </table:table-cell>
          <table:table-cell/>
          <table:table-cell table:formula="of:=AVERAGE([.B3:.E3])" office:value-type="float" office:value="10878.425" calcext:value-type="float">
            <text:p>10878.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24.6" calcext:value-type="float">
            <text:p>10524.6</text:p>
          </table:table-cell>
          <table:table-cell office:value-type="float" office:value="10735.6" calcext:value-type="float">
            <text:p>10735.6</text:p>
          </table:table-cell>
          <table:table-cell office:value-type="float" office:value="10615" calcext:value-type="float">
            <text:p>10615</text:p>
          </table:table-cell>
          <table:table-cell office:value-type="float" office:value="10652.5" calcext:value-type="float">
            <text:p>10652.5</text:p>
          </table:table-cell>
          <table:table-cell/>
          <table:table-cell table:formula="of:=AVERAGE([.B4:.E4])" office:value-type="float" office:value="10631.925" calcext:value-type="float">
            <text:p>10631.9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77.6" calcext:value-type="float">
            <text:p>10677.6</text:p>
          </table:table-cell>
          <table:table-cell office:value-type="float" office:value="10764" calcext:value-type="float">
            <text:p>10764</text:p>
          </table:table-cell>
          <table:table-cell office:value-type="float" office:value="10694" calcext:value-type="float">
            <text:p>10694</text:p>
          </table:table-cell>
          <table:table-cell office:value-type="float" office:value="10870.4" calcext:value-type="float">
            <text:p>10870.4</text:p>
          </table:table-cell>
          <table:table-cell/>
          <table:table-cell table:formula="of:=AVERAGE([.B5:.E5])" office:value-type="float" office:value="10751.5" calcext:value-type="float">
            <text:p>1075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49.3" calcext:value-type="float">
            <text:p>10549.3</text:p>
          </table:table-cell>
          <table:table-cell office:value-type="float" office:value="10815" calcext:value-type="float">
            <text:p>10815</text:p>
          </table:table-cell>
          <table:table-cell office:value-type="float" office:value="10720.7" calcext:value-type="float">
            <text:p>10720.7</text:p>
          </table:table-cell>
          <table:table-cell office:value-type="float" office:value="10725.6" calcext:value-type="float">
            <text:p>10725.6</text:p>
          </table:table-cell>
          <table:table-cell/>
          <table:table-cell table:formula="of:=AVERAGE([.B6:.E6])" office:value-type="float" office:value="10702.65" calcext:value-type="float">
            <text:p>10702.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74.8" calcext:value-type="float">
            <text:p>10474.8</text:p>
          </table:table-cell>
          <table:table-cell office:value-type="float" office:value="10670.4" calcext:value-type="float">
            <text:p>10670.4</text:p>
          </table:table-cell>
          <table:table-cell office:value-type="float" office:value="10617.4" calcext:value-type="float">
            <text:p>10617.4</text:p>
          </table:table-cell>
          <table:table-cell office:value-type="float" office:value="10651.2" calcext:value-type="float">
            <text:p>10651.2</text:p>
          </table:table-cell>
          <table:table-cell/>
          <table:table-cell table:formula="of:=AVERAGE([.B7:.E7])" office:value-type="float" office:value="10603.45" calcext:value-type="float">
            <text:p>10603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43.4" calcext:value-type="float">
            <text:p>10643.4</text:p>
          </table:table-cell>
          <table:table-cell office:value-type="float" office:value="10727.6" calcext:value-type="float">
            <text:p>10727.6</text:p>
          </table:table-cell>
          <table:table-cell office:value-type="float" office:value="10793.1" calcext:value-type="float">
            <text:p>10793.1</text:p>
          </table:table-cell>
          <table:table-cell office:value-type="float" office:value="10692.9" calcext:value-type="float">
            <text:p>10692.9</text:p>
          </table:table-cell>
          <table:table-cell/>
          <table:table-cell table:formula="of:=AVERAGE([.B8:.E8])" office:value-type="float" office:value="10714.25" calcext:value-type="float">
            <text:p>10714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90" calcext:value-type="float">
            <text:p>10490</text:p>
          </table:table-cell>
          <table:table-cell office:value-type="float" office:value="10673.4" calcext:value-type="float">
            <text:p>10673.4</text:p>
          </table:table-cell>
          <table:table-cell office:value-type="float" office:value="10793" calcext:value-type="float">
            <text:p>10793</text:p>
          </table:table-cell>
          <table:table-cell office:value-type="float" office:value="10621" calcext:value-type="float">
            <text:p>10621</text:p>
          </table:table-cell>
          <table:table-cell/>
          <table:table-cell table:formula="of:=AVERAGE([.B9:.E9])" office:value-type="float" office:value="10644.35" calcext:value-type="float">
            <text:p>10644.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03.2" calcext:value-type="float">
            <text:p>10603.2</text:p>
          </table:table-cell>
          <table:table-cell office:value-type="float" office:value="10827.7" calcext:value-type="float">
            <text:p>10827.7</text:p>
          </table:table-cell>
          <table:table-cell office:value-type="float" office:value="10611.6" calcext:value-type="float">
            <text:p>10611.6</text:p>
          </table:table-cell>
          <table:table-cell office:value-type="float" office:value="10679.2" calcext:value-type="float">
            <text:p>10679.2</text:p>
          </table:table-cell>
          <table:table-cell/>
          <table:table-cell table:formula="of:=AVERAGE([.B10:.E10])" office:value-type="float" office:value="10680.425" calcext:value-type="float">
            <text:p>10680.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27.8" calcext:value-type="float">
            <text:p>10627.8</text:p>
          </table:table-cell>
          <table:table-cell office:value-type="float" office:value="10757.8" calcext:value-type="float">
            <text:p>10757.8</text:p>
          </table:table-cell>
          <table:table-cell office:value-type="float" office:value="10785.4" calcext:value-type="float">
            <text:p>10785.4</text:p>
          </table:table-cell>
          <table:table-cell office:value-type="float" office:value="10753.1" calcext:value-type="float">
            <text:p>10753.1</text:p>
          </table:table-cell>
          <table:table-cell/>
          <table:table-cell table:formula="of:=AVERAGE([.B11:.E11])" office:value-type="float" office:value="10731.025" calcext:value-type="float">
            <text:p>10731.0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75" calcext:value-type="float">
            <text:p>10775</text:p>
          </table:table-cell>
          <table:table-cell office:value-type="float" office:value="10772.3" calcext:value-type="float">
            <text:p>10772.3</text:p>
          </table:table-cell>
          <table:table-cell office:value-type="float" office:value="10765.2" calcext:value-type="float">
            <text:p>10765.2</text:p>
          </table:table-cell>
          <table:table-cell office:value-type="float" office:value="10726.9" calcext:value-type="float">
            <text:p>10726.9</text:p>
          </table:table-cell>
          <table:table-cell/>
          <table:table-cell table:formula="of:=AVERAGE([.B12:.E12])" office:value-type="float" office:value="10759.85" calcext:value-type="float">
            <text:p>10759.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05.6" calcext:value-type="float">
            <text:p>10605.6</text:p>
          </table:table-cell>
          <table:table-cell office:value-type="float" office:value="10582" calcext:value-type="float">
            <text:p>10582</text:p>
          </table:table-cell>
          <table:table-cell office:value-type="float" office:value="10702.7" calcext:value-type="float">
            <text:p>10702.7</text:p>
          </table:table-cell>
          <table:table-cell office:value-type="float" office:value="10639.6" calcext:value-type="float">
            <text:p>10639.6</text:p>
          </table:table-cell>
          <table:table-cell/>
          <table:table-cell table:formula="of:=AVERAGE([.B13:.E13])" office:value-type="float" office:value="10632.475" calcext:value-type="float">
            <text:p>10632.4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61.8" calcext:value-type="float">
            <text:p>10661.8</text:p>
          </table:table-cell>
          <table:table-cell office:value-type="float" office:value="10622.9" calcext:value-type="float">
            <text:p>10622.9</text:p>
          </table:table-cell>
          <table:table-cell office:value-type="float" office:value="10845.5" calcext:value-type="float">
            <text:p>10845.5</text:p>
          </table:table-cell>
          <table:table-cell office:value-type="float" office:value="10668.8" calcext:value-type="float">
            <text:p>10668.8</text:p>
          </table:table-cell>
          <table:table-cell/>
          <table:table-cell table:formula="of:=AVERAGE([.B14:.E14])" office:value-type="float" office:value="10699.75" calcext:value-type="float">
            <text:p>10699.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41.8" calcext:value-type="float">
            <text:p>10641.8</text:p>
          </table:table-cell>
          <table:table-cell office:value-type="float" office:value="10708.7" calcext:value-type="float">
            <text:p>10708.7</text:p>
          </table:table-cell>
          <table:table-cell office:value-type="float" office:value="10700.5" calcext:value-type="float">
            <text:p>10700.5</text:p>
          </table:table-cell>
          <table:table-cell office:value-type="float" office:value="10790.6" calcext:value-type="float">
            <text:p>10790.6</text:p>
          </table:table-cell>
          <table:table-cell/>
          <table:table-cell table:formula="of:=AVERAGE([.B15:.E15])" office:value-type="float" office:value="10710.4" calcext:value-type="float">
            <text:p>10710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81.4" calcext:value-type="float">
            <text:p>10381.4</text:p>
          </table:table-cell>
          <table:table-cell office:value-type="float" office:value="10648" calcext:value-type="float">
            <text:p>10648</text:p>
          </table:table-cell>
          <table:table-cell office:value-type="float" office:value="10658.5" calcext:value-type="float">
            <text:p>10658.5</text:p>
          </table:table-cell>
          <table:table-cell office:value-type="float" office:value="10751" calcext:value-type="float">
            <text:p>10751</text:p>
          </table:table-cell>
          <table:table-cell/>
          <table:table-cell table:formula="of:=AVERAGE([.B16:.E16])" office:value-type="float" office:value="10609.725" calcext:value-type="float">
            <text:p>10609.7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582.1" calcext:value-type="float">
            <text:p>10582.1</text:p>
          </table:table-cell>
          <table:table-cell office:value-type="float" office:value="10742.8" calcext:value-type="float">
            <text:p>10742.8</text:p>
          </table:table-cell>
          <table:table-cell office:value-type="float" office:value="10822.4" calcext:value-type="float">
            <text:p>10822.4</text:p>
          </table:table-cell>
          <table:table-cell office:value-type="float" office:value="10584" calcext:value-type="float">
            <text:p>10584</text:p>
          </table:table-cell>
          <table:table-cell/>
          <table:table-cell table:formula="of:=AVERAGE([.B17:.E17])" office:value-type="float" office:value="10682.825" calcext:value-type="float">
            <text:p>10682.8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36.6" calcext:value-type="float">
            <text:p>10636.6</text:p>
          </table:table-cell>
          <table:table-cell office:value-type="float" office:value="10701.4" calcext:value-type="float">
            <text:p>10701.4</text:p>
          </table:table-cell>
          <table:table-cell office:value-type="float" office:value="10782.5" calcext:value-type="float">
            <text:p>10782.5</text:p>
          </table:table-cell>
          <table:table-cell office:value-type="float" office:value="10664.2" calcext:value-type="float">
            <text:p>10664.2</text:p>
          </table:table-cell>
          <table:table-cell/>
          <table:table-cell table:formula="of:=AVERAGE([.B18:.E18])" office:value-type="float" office:value="10696.175" calcext:value-type="float">
            <text:p>10696.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45.4" calcext:value-type="float">
            <text:p>10645.4</text:p>
          </table:table-cell>
          <table:table-cell office:value-type="float" office:value="10654.3" calcext:value-type="float">
            <text:p>10654.3</text:p>
          </table:table-cell>
          <table:table-cell office:value-type="float" office:value="10512.3" calcext:value-type="float">
            <text:p>10512.3</text:p>
          </table:table-cell>
          <table:table-cell office:value-type="float" office:value="10603.9" calcext:value-type="float">
            <text:p>10603.9</text:p>
          </table:table-cell>
          <table:table-cell/>
          <table:table-cell table:formula="of:=AVERAGE([.B19:.E19])" office:value-type="float" office:value="10603.975" calcext:value-type="float">
            <text:p>10603.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49.1" calcext:value-type="float">
            <text:p>10649.1</text:p>
          </table:table-cell>
          <table:table-cell office:value-type="float" office:value="10775.5" calcext:value-type="float">
            <text:p>10775.5</text:p>
          </table:table-cell>
          <table:table-cell office:value-type="float" office:value="10632.5" calcext:value-type="float">
            <text:p>10632.5</text:p>
          </table:table-cell>
          <table:table-cell office:value-type="float" office:value="10704.8" calcext:value-type="float">
            <text:p>10704.8</text:p>
          </table:table-cell>
          <table:table-cell/>
          <table:table-cell table:formula="of:=AVERAGE([.B20:.E20])" office:value-type="float" office:value="10690.475" calcext:value-type="float">
            <text:p>10690.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66.6" calcext:value-type="float">
            <text:p>10666.6</text:p>
          </table:table-cell>
          <table:table-cell office:value-type="float" office:value="10631.6" calcext:value-type="float">
            <text:p>10631.6</text:p>
          </table:table-cell>
          <table:table-cell office:value-type="float" office:value="10720.7" calcext:value-type="float">
            <text:p>10720.7</text:p>
          </table:table-cell>
          <table:table-cell office:value-type="float" office:value="10590.9" calcext:value-type="float">
            <text:p>10590.9</text:p>
          </table:table-cell>
          <table:table-cell/>
          <table:table-cell table:formula="of:=AVERAGE([.B21:.E21])" office:value-type="float" office:value="10652.45" calcext:value-type="float">
            <text:p>10652.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484.4" calcext:value-type="float">
            <text:p>10484.4</text:p>
          </table:table-cell>
          <table:table-cell office:value-type="float" office:value="10472.8" calcext:value-type="float">
            <text:p>10472.8</text:p>
          </table:table-cell>
          <table:table-cell office:value-type="float" office:value="10630.4" calcext:value-type="float">
            <text:p>10630.4</text:p>
          </table:table-cell>
          <table:table-cell office:value-type="float" office:value="10722.9" calcext:value-type="float">
            <text:p>10722.9</text:p>
          </table:table-cell>
          <table:table-cell/>
          <table:table-cell table:formula="of:=AVERAGE([.B22:.E22])" office:value-type="float" office:value="10577.625" calcext:value-type="float">
            <text:p>10577.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52.2" calcext:value-type="float">
            <text:p>10652.2</text:p>
          </table:table-cell>
          <table:table-cell office:value-type="float" office:value="10705.8" calcext:value-type="float">
            <text:p>10705.8</text:p>
          </table:table-cell>
          <table:table-cell office:value-type="float" office:value="10829.7" calcext:value-type="float">
            <text:p>10829.7</text:p>
          </table:table-cell>
          <table:table-cell office:value-type="float" office:value="10706.9" calcext:value-type="float">
            <text:p>10706.9</text:p>
          </table:table-cell>
          <table:table-cell/>
          <table:table-cell table:formula="of:=AVERAGE([.B23:.E23])" office:value-type="float" office:value="10723.65" calcext:value-type="float">
            <text:p>10723.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50.2" calcext:value-type="float">
            <text:p>10650.2</text:p>
          </table:table-cell>
          <table:table-cell office:value-type="float" office:value="10708" calcext:value-type="float">
            <text:p>10708</text:p>
          </table:table-cell>
          <table:table-cell office:value-type="float" office:value="10585.3" calcext:value-type="float">
            <text:p>10585.3</text:p>
          </table:table-cell>
          <table:table-cell office:value-type="float" office:value="10663" calcext:value-type="float">
            <text:p>10663</text:p>
          </table:table-cell>
          <table:table-cell/>
          <table:table-cell table:formula="of:=AVERAGE([.B24:.E24])" office:value-type="float" office:value="10651.625" calcext:value-type="float">
            <text:p>10651.6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59.1" calcext:value-type="float">
            <text:p>10659.1</text:p>
          </table:table-cell>
          <table:table-cell office:value-type="float" office:value="10575.7" calcext:value-type="float">
            <text:p>10575.7</text:p>
          </table:table-cell>
          <table:table-cell office:value-type="float" office:value="10628.1" calcext:value-type="float">
            <text:p>10628.1</text:p>
          </table:table-cell>
          <table:table-cell office:value-type="float" office:value="10602.8" calcext:value-type="float">
            <text:p>10602.8</text:p>
          </table:table-cell>
          <table:table-cell/>
          <table:table-cell table:formula="of:=AVERAGE([.B25:.E25])" office:value-type="float" office:value="10616.425" calcext:value-type="float">
            <text:p>10616.4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599.3" calcext:value-type="float">
            <text:p>10599.3</text:p>
          </table:table-cell>
          <table:table-cell office:value-type="float" office:value="10615" calcext:value-type="float">
            <text:p>10615</text:p>
          </table:table-cell>
          <table:table-cell office:value-type="float" office:value="10745.3" calcext:value-type="float">
            <text:p>10745.3</text:p>
          </table:table-cell>
          <table:table-cell office:value-type="float" office:value="10692.6" calcext:value-type="float">
            <text:p>10692.6</text:p>
          </table:table-cell>
          <table:table-cell/>
          <table:table-cell table:formula="of:=AVERAGE([.B26:.E26])" office:value-type="float" office:value="10663.05" calcext:value-type="float">
            <text:p>10663.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560.5" calcext:value-type="float">
            <text:p>10560.5</text:p>
          </table:table-cell>
          <table:table-cell office:value-type="float" office:value="10677.1" calcext:value-type="float">
            <text:p>10677.1</text:p>
          </table:table-cell>
          <table:table-cell office:value-type="float" office:value="10706.1" calcext:value-type="float">
            <text:p>10706.1</text:p>
          </table:table-cell>
          <table:table-cell office:value-type="float" office:value="10670.6" calcext:value-type="float">
            <text:p>10670.6</text:p>
          </table:table-cell>
          <table:table-cell/>
          <table:table-cell table:formula="of:=AVERAGE([.B27:.E27])" office:value-type="float" office:value="10653.575" calcext:value-type="float">
            <text:p>10653.5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494.6" calcext:value-type="float">
            <text:p>10494.6</text:p>
          </table:table-cell>
          <table:table-cell office:value-type="float" office:value="10603.8" calcext:value-type="float">
            <text:p>10603.8</text:p>
          </table:table-cell>
          <table:table-cell office:value-type="float" office:value="10762.1" calcext:value-type="float">
            <text:p>10762.1</text:p>
          </table:table-cell>
          <table:table-cell office:value-type="float" office:value="10703.2" calcext:value-type="float">
            <text:p>10703.2</text:p>
          </table:table-cell>
          <table:table-cell/>
          <table:table-cell table:formula="of:=AVERAGE([.B28:.E28])" office:value-type="float" office:value="10640.925" calcext:value-type="float">
            <text:p>10640.9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522" calcext:value-type="float">
            <text:p>10522</text:p>
          </table:table-cell>
          <table:table-cell office:value-type="float" office:value="10627.5" calcext:value-type="float">
            <text:p>10627.5</text:p>
          </table:table-cell>
          <table:table-cell office:value-type="float" office:value="10672" calcext:value-type="float">
            <text:p>10672</text:p>
          </table:table-cell>
          <table:table-cell office:value-type="float" office:value="10665.3" calcext:value-type="float">
            <text:p>10665.3</text:p>
          </table:table-cell>
          <table:table-cell/>
          <table:table-cell table:formula="of:=AVERAGE([.B29:.E29])" office:value-type="float" office:value="10621.7" calcext:value-type="float">
            <text:p>10621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714.5" calcext:value-type="float">
            <text:p>10714.5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10620.9" calcext:value-type="float">
            <text:p>10620.9</text:p>
          </table:table-cell>
          <table:table-cell office:value-type="float" office:value="10692.4" calcext:value-type="float">
            <text:p>10692.4</text:p>
          </table:table-cell>
          <table:table-cell/>
          <table:table-cell table:formula="of:=AVERAGE([.B30:.E30])" office:value-type="float" office:value="10677.075" calcext:value-type="float">
            <text:p>10677.0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AVERAGE([.B31:.E31])" office:value-type="float" office:value="10" calcext:value-type="float">
            <text:p>10</text:p>
          </table:table-cell>
        </table:table-row>
      </table:table>
      <table:table table:name="Faban 2.4" table:style-name="ta1">
        <table:shapes>
          <draw:frame draw:z-index="0" draw:style-name="gr1" draw:text-style-name="P1" svg:width="9in" svg:height="4in" svg:x="1.7783in" svg:y="0.0004in">
            <draw:object draw:notify-on-update-of-ranges="'Faban 2.4'.A1:'Faban 2.4'.A1 'Faban 2.4'.B1:'Faban 2.4'.B1 'Faban 2.4'.A2:'Faban 2.4'.A2 'Faban 2.4'.B2:'Faban 2.4'.B2 'Faban 2.4'.A3:'Faban 2.4'.A3 'Faban 2.4'.B3:'Faban 2.4'.B3 'Faban 2.4'.A4:'Faban 2.4'.A4 'Faban 2.4'.B4:'Faban 2.4'.B4 'Faban 2.4'.A5:'Faban 2.4'.A5 'Faban 2.4'.B5:'Faban 2.4'.B5 'Faban 2.4'.A6:'Faban 2.4'.A6 'Faban 2.4'.B6:'Faban 2.4'.B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89387" calcext:value-type="float">
            <text:p>318938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186480" calcext:value-type="float">
            <text:p>318648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84917" calcext:value-type="float">
            <text:p>31849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87227" calcext:value-type="float">
            <text:p>318722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92963" calcext:value-type="float">
            <text:p>319296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188194.8" calcext:value-type="float">
            <text:p>3188194.8</text:p>
          </table:table-cell>
        </table:table-row>
      </table:table>
      <table:table table:name="Faban 2.4 distr" table:style-name="ta1">
        <table:shapes>
          <draw:frame draw:z-index="0" draw:style-name="gr1" draw:text-style-name="P1" svg:width="9in" svg:height="4in" svg:x="0.8913in" svg:y="2.0748in">
            <draw:object draw:notify-on-update-of-ranges="'Faban 2.4 distr'.K20:'Faban 2.4 distr'.K20 'Faban 2.4 distr'.A1:'Faban 2.4 distr'.A31 'Faban 2.4 distr'.H1:'Faban 2.4 distr'.H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4.1" calcext:value-type="float">
            <text:p>11594.1</text:p>
          </table:table-cell>
          <table:table-cell office:value-type="float" office:value="11323.8" calcext:value-type="float">
            <text:p>11323.8</text:p>
          </table:table-cell>
          <table:table-cell office:value-type="float" office:value="10758.3" calcext:value-type="float">
            <text:p>10758.3</text:p>
          </table:table-cell>
          <table:table-cell office:value-type="float" office:value="11689.4" calcext:value-type="float">
            <text:p>11689.4</text:p>
          </table:table-cell>
          <table:table-cell office:value-type="float" office:value="11205.3" calcext:value-type="float">
            <text:p>11205.3</text:p>
          </table:table-cell>
          <table:table-cell/>
          <table:table-cell table:formula="of:=AVERAGE([.B1:.F1])" office:value-type="float" office:value="11314.18" calcext:value-type="float">
            <text:p>11314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42.1" calcext:value-type="float">
            <text:p>11042.1</text:p>
          </table:table-cell>
          <table:table-cell office:value-type="float" office:value="10740.8" calcext:value-type="float">
            <text:p>10740.8</text:p>
          </table:table-cell>
          <table:table-cell office:value-type="float" office:value="10653.7" calcext:value-type="float">
            <text:p>10653.7</text:p>
          </table:table-cell>
          <table:table-cell office:value-type="float" office:value="10668" calcext:value-type="float">
            <text:p>10668</text:p>
          </table:table-cell>
          <table:table-cell office:value-type="float" office:value="10714.5" calcext:value-type="float">
            <text:p>10714.5</text:p>
          </table:table-cell>
          <table:table-cell/>
          <table:table-cell table:formula="of:=AVERAGE([.B2:.F2])" office:value-type="float" office:value="10763.82" calcext:value-type="float">
            <text:p>10763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67.5" calcext:value-type="float">
            <text:p>10567.5</text:p>
          </table:table-cell>
          <table:table-cell office:value-type="float" office:value="10639.1" calcext:value-type="float">
            <text:p>10639.1</text:p>
          </table:table-cell>
          <table:table-cell office:value-type="float" office:value="10594.2" calcext:value-type="float">
            <text:p>10594.2</text:p>
          </table:table-cell>
          <table:table-cell office:value-type="float" office:value="10608.5" calcext:value-type="float">
            <text:p>10608.5</text:p>
          </table:table-cell>
          <table:table-cell office:value-type="float" office:value="10610" calcext:value-type="float">
            <text:p>10610</text:p>
          </table:table-cell>
          <table:table-cell/>
          <table:table-cell table:formula="of:=AVERAGE([.B3:.F3])" office:value-type="float" office:value="10603.86" calcext:value-type="float">
            <text:p>10603.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75" calcext:value-type="float">
            <text:p>10675</text:p>
          </table:table-cell>
          <table:table-cell office:value-type="float" office:value="10576.3" calcext:value-type="float">
            <text:p>10576.3</text:p>
          </table:table-cell>
          <table:table-cell office:value-type="float" office:value="10702.6" calcext:value-type="float">
            <text:p>10702.6</text:p>
          </table:table-cell>
          <table:table-cell office:value-type="float" office:value="10726.3" calcext:value-type="float">
            <text:p>10726.3</text:p>
          </table:table-cell>
          <table:table-cell office:value-type="float" office:value="10725.4" calcext:value-type="float">
            <text:p>10725.4</text:p>
          </table:table-cell>
          <table:table-cell/>
          <table:table-cell table:formula="of:=AVERAGE([.B4:.F4])" office:value-type="float" office:value="10681.12" calcext:value-type="float">
            <text:p>10681.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34.7" calcext:value-type="float">
            <text:p>10634.7</text:p>
          </table:table-cell>
          <table:table-cell office:value-type="float" office:value="10734.7" calcext:value-type="float">
            <text:p>10734.7</text:p>
          </table:table-cell>
          <table:table-cell office:value-type="float" office:value="10706.5" calcext:value-type="float">
            <text:p>10706.5</text:p>
          </table:table-cell>
          <table:table-cell office:value-type="float" office:value="10662.5" calcext:value-type="float">
            <text:p>10662.5</text:p>
          </table:table-cell>
          <table:table-cell office:value-type="float" office:value="10682.5" calcext:value-type="float">
            <text:p>10682.5</text:p>
          </table:table-cell>
          <table:table-cell/>
          <table:table-cell table:formula="of:=AVERAGE([.B5:.F5])" office:value-type="float" office:value="10684.18" calcext:value-type="float">
            <text:p>10684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93.2" calcext:value-type="float">
            <text:p>10593.2</text:p>
          </table:table-cell>
          <table:table-cell office:value-type="float" office:value="10481.9" calcext:value-type="float">
            <text:p>10481.9</text:p>
          </table:table-cell>
          <table:table-cell office:value-type="float" office:value="10484.1" calcext:value-type="float">
            <text:p>10484.1</text:p>
          </table:table-cell>
          <table:table-cell office:value-type="float" office:value="10503.5" calcext:value-type="float">
            <text:p>10503.5</text:p>
          </table:table-cell>
          <table:table-cell office:value-type="float" office:value="10701.9" calcext:value-type="float">
            <text:p>10701.9</text:p>
          </table:table-cell>
          <table:table-cell/>
          <table:table-cell table:formula="of:=AVERAGE([.B6:.F6])" office:value-type="float" office:value="10552.92" calcext:value-type="float">
            <text:p>10552.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4.2" calcext:value-type="float">
            <text:p>10674.2</text:p>
          </table:table-cell>
          <table:table-cell office:value-type="float" office:value="10728.2" calcext:value-type="float">
            <text:p>10728.2</text:p>
          </table:table-cell>
          <table:table-cell office:value-type="float" office:value="10617.2" calcext:value-type="float">
            <text:p>10617.2</text:p>
          </table:table-cell>
          <table:table-cell office:value-type="float" office:value="10640.5" calcext:value-type="float">
            <text:p>10640.5</text:p>
          </table:table-cell>
          <table:table-cell office:value-type="float" office:value="10653.1" calcext:value-type="float">
            <text:p>10653.1</text:p>
          </table:table-cell>
          <table:table-cell/>
          <table:table-cell table:formula="of:=AVERAGE([.B7:.F7])" office:value-type="float" office:value="10662.64" calcext:value-type="float">
            <text:p>10662.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71.1" calcext:value-type="float">
            <text:p>10571.1</text:p>
          </table:table-cell>
          <table:table-cell office:value-type="float" office:value="10601.9" calcext:value-type="float">
            <text:p>10601.9</text:p>
          </table:table-cell>
          <table:table-cell office:value-type="float" office:value="10546.5" calcext:value-type="float">
            <text:p>10546.5</text:p>
          </table:table-cell>
          <table:table-cell office:value-type="float" office:value="10570.1" calcext:value-type="float">
            <text:p>10570.1</text:p>
          </table:table-cell>
          <table:table-cell office:value-type="float" office:value="10645.6" calcext:value-type="float">
            <text:p>10645.6</text:p>
          </table:table-cell>
          <table:table-cell/>
          <table:table-cell table:formula="of:=AVERAGE([.B8:.F8])" office:value-type="float" office:value="10587.04" calcext:value-type="float">
            <text:p>10587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38.9" calcext:value-type="float">
            <text:p>10438.9</text:p>
          </table:table-cell>
          <table:table-cell office:value-type="float" office:value="10512.7" calcext:value-type="float">
            <text:p>10512.7</text:p>
          </table:table-cell>
          <table:table-cell office:value-type="float" office:value="10534.1" calcext:value-type="float">
            <text:p>10534.1</text:p>
          </table:table-cell>
          <table:table-cell office:value-type="float" office:value="10539" calcext:value-type="float">
            <text:p>10539</text:p>
          </table:table-cell>
          <table:table-cell office:value-type="float" office:value="10512.4" calcext:value-type="float">
            <text:p>10512.4</text:p>
          </table:table-cell>
          <table:table-cell/>
          <table:table-cell table:formula="of:=AVERAGE([.B9:.F9])" office:value-type="float" office:value="10507.42" calcext:value-type="float">
            <text:p>10507.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68.6" calcext:value-type="float">
            <text:p>10568.6</text:p>
          </table:table-cell>
          <table:table-cell office:value-type="float" office:value="10701.4" calcext:value-type="float">
            <text:p>10701.4</text:p>
          </table:table-cell>
          <table:table-cell office:value-type="float" office:value="10668.5" calcext:value-type="float">
            <text:p>10668.5</text:p>
          </table:table-cell>
          <table:table-cell office:value-type="float" office:value="10599.7" calcext:value-type="float">
            <text:p>10599.7</text:p>
          </table:table-cell>
          <table:table-cell office:value-type="float" office:value="10605.6" calcext:value-type="float">
            <text:p>10605.6</text:p>
          </table:table-cell>
          <table:table-cell/>
          <table:table-cell table:formula="of:=AVERAGE([.B10:.F10])" office:value-type="float" office:value="10628.76" calcext:value-type="float">
            <text:p>10628.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63.7" calcext:value-type="float">
            <text:p>10663.7</text:p>
          </table:table-cell>
          <table:table-cell office:value-type="float" office:value="10580.3" calcext:value-type="float">
            <text:p>10580.3</text:p>
          </table:table-cell>
          <table:table-cell office:value-type="float" office:value="10701.3" calcext:value-type="float">
            <text:p>10701.3</text:p>
          </table:table-cell>
          <table:table-cell office:value-type="float" office:value="10598.7" calcext:value-type="float">
            <text:p>10598.7</text:p>
          </table:table-cell>
          <table:table-cell office:value-type="float" office:value="10782.5" calcext:value-type="float">
            <text:p>10782.5</text:p>
          </table:table-cell>
          <table:table-cell/>
          <table:table-cell table:formula="of:=AVERAGE([.B11:.F11])" office:value-type="float" office:value="10665.3" calcext:value-type="float">
            <text:p>10665.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97.4" calcext:value-type="float">
            <text:p>10597.4</text:p>
          </table:table-cell>
          <table:table-cell office:value-type="float" office:value="10496.2" calcext:value-type="float">
            <text:p>10496.2</text:p>
          </table:table-cell>
          <table:table-cell office:value-type="float" office:value="10613.5" calcext:value-type="float">
            <text:p>10613.5</text:p>
          </table:table-cell>
          <table:table-cell office:value-type="float" office:value="10477.3" calcext:value-type="float">
            <text:p>10477.3</text:p>
          </table:table-cell>
          <table:table-cell office:value-type="float" office:value="10507.4" calcext:value-type="float">
            <text:p>10507.4</text:p>
          </table:table-cell>
          <table:table-cell/>
          <table:table-cell table:formula="of:=AVERAGE([.B12:.F12])" office:value-type="float" office:value="10538.36" calcext:value-type="float">
            <text:p>10538.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509.4" calcext:value-type="float">
            <text:p>10509.4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10646.9" calcext:value-type="float">
            <text:p>10646.9</text:p>
          </table:table-cell>
          <table:table-cell office:value-type="float" office:value="10583.2" calcext:value-type="float">
            <text:p>10583.2</text:p>
          </table:table-cell>
          <table:table-cell office:value-type="float" office:value="10654" calcext:value-type="float">
            <text:p>10654</text:p>
          </table:table-cell>
          <table:table-cell/>
          <table:table-cell table:formula="of:=AVERAGE([.B13:.F13])" office:value-type="float" office:value="10603.66" calcext:value-type="float">
            <text:p>10603.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41.8" calcext:value-type="float">
            <text:p>10641.8</text:p>
          </table:table-cell>
          <table:table-cell office:value-type="float" office:value="10611.3" calcext:value-type="float">
            <text:p>10611.3</text:p>
          </table:table-cell>
          <table:table-cell office:value-type="float" office:value="10689.4" calcext:value-type="float">
            <text:p>10689.4</text:p>
          </table:table-cell>
          <table:table-cell office:value-type="float" office:value="10528.2" calcext:value-type="float">
            <text:p>10528.2</text:p>
          </table:table-cell>
          <table:table-cell office:value-type="float" office:value="10525.8" calcext:value-type="float">
            <text:p>10525.8</text:p>
          </table:table-cell>
          <table:table-cell/>
          <table:table-cell table:formula="of:=AVERAGE([.B14:.F14])" office:value-type="float" office:value="10599.3" calcext:value-type="float">
            <text:p>10599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43.9" calcext:value-type="float">
            <text:p>10543.9</text:p>
          </table:table-cell>
          <table:table-cell office:value-type="float" office:value="10697.5" calcext:value-type="float">
            <text:p>10697.5</text:p>
          </table:table-cell>
          <table:table-cell office:value-type="float" office:value="10550.7" calcext:value-type="float">
            <text:p>10550.7</text:p>
          </table:table-cell>
          <table:table-cell office:value-type="float" office:value="10533.1" calcext:value-type="float">
            <text:p>10533.1</text:p>
          </table:table-cell>
          <table:table-cell office:value-type="float" office:value="10589.3" calcext:value-type="float">
            <text:p>10589.3</text:p>
          </table:table-cell>
          <table:table-cell/>
          <table:table-cell table:formula="of:=AVERAGE([.B15:.F15])" office:value-type="float" office:value="10582.9" calcext:value-type="float">
            <text:p>10582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57.2" calcext:value-type="float">
            <text:p>10557.2</text:p>
          </table:table-cell>
          <table:table-cell office:value-type="float" office:value="10457.8" calcext:value-type="float">
            <text:p>10457.8</text:p>
          </table:table-cell>
          <table:table-cell office:value-type="float" office:value="10734.6" calcext:value-type="float">
            <text:p>10734.6</text:p>
          </table:table-cell>
          <table:table-cell office:value-type="float" office:value="10618" calcext:value-type="float">
            <text:p>10618</text:p>
          </table:table-cell>
          <table:table-cell office:value-type="float" office:value="10631" calcext:value-type="float">
            <text:p>10631</text:p>
          </table:table-cell>
          <table:table-cell/>
          <table:table-cell table:formula="of:=AVERAGE([.B16:.F16])" office:value-type="float" office:value="10599.72" calcext:value-type="float">
            <text:p>10599.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67.5" calcext:value-type="float">
            <text:p>10667.5</text:p>
          </table:table-cell>
          <table:table-cell office:value-type="float" office:value="10697.5" calcext:value-type="float">
            <text:p>10697.5</text:p>
          </table:table-cell>
          <table:table-cell office:value-type="float" office:value="10689.8" calcext:value-type="float">
            <text:p>10689.8</text:p>
          </table:table-cell>
          <table:table-cell office:value-type="float" office:value="10680.6" calcext:value-type="float">
            <text:p>10680.6</text:p>
          </table:table-cell>
          <table:table-cell office:value-type="float" office:value="10666.4" calcext:value-type="float">
            <text:p>10666.4</text:p>
          </table:table-cell>
          <table:table-cell/>
          <table:table-cell table:formula="of:=AVERAGE([.B17:.F17])" office:value-type="float" office:value="10680.36" calcext:value-type="float">
            <text:p>10680.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25.3" calcext:value-type="float">
            <text:p>10525.3</text:p>
          </table:table-cell>
          <table:table-cell office:value-type="float" office:value="10616.5" calcext:value-type="float">
            <text:p>10616.5</text:p>
          </table:table-cell>
          <table:table-cell office:value-type="float" office:value="10498.2" calcext:value-type="float">
            <text:p>10498.2</text:p>
          </table:table-cell>
          <table:table-cell office:value-type="float" office:value="10527.8" calcext:value-type="float">
            <text:p>10527.8</text:p>
          </table:table-cell>
          <table:table-cell office:value-type="float" office:value="10492.3" calcext:value-type="float">
            <text:p>10492.3</text:p>
          </table:table-cell>
          <table:table-cell/>
          <table:table-cell table:formula="of:=AVERAGE([.B18:.F18])" office:value-type="float" office:value="10532.02" calcext:value-type="float">
            <text:p>10532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77.2" calcext:value-type="float">
            <text:p>10677.2</text:p>
          </table:table-cell>
          <table:table-cell office:value-type="float" office:value="10545.9" calcext:value-type="float">
            <text:p>10545.9</text:p>
          </table:table-cell>
          <table:table-cell office:value-type="float" office:value="10569.1" calcext:value-type="float">
            <text:p>10569.1</text:p>
          </table:table-cell>
          <table:table-cell office:value-type="float" office:value="10647.4" calcext:value-type="float">
            <text:p>10647.4</text:p>
          </table:table-cell>
          <table:table-cell office:value-type="float" office:value="10623.1" calcext:value-type="float">
            <text:p>10623.1</text:p>
          </table:table-cell>
          <table:table-cell/>
          <table:table-cell table:formula="of:=AVERAGE([.B19:.F19])" office:value-type="float" office:value="10612.54" calcext:value-type="float">
            <text:p>10612.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561.5" calcext:value-type="float">
            <text:p>10561.5</text:p>
          </table:table-cell>
          <table:table-cell office:value-type="float" office:value="10572.7" calcext:value-type="float">
            <text:p>10572.7</text:p>
          </table:table-cell>
          <table:table-cell office:value-type="float" office:value="10712.9" calcext:value-type="float">
            <text:p>10712.9</text:p>
          </table:table-cell>
          <table:table-cell office:value-type="float" office:value="10614.7" calcext:value-type="float">
            <text:p>10614.7</text:p>
          </table:table-cell>
          <table:table-cell office:value-type="float" office:value="10558.7" calcext:value-type="float">
            <text:p>10558.7</text:p>
          </table:table-cell>
          <table:table-cell/>
          <table:table-cell table:formula="of:=AVERAGE([.B20:.F20])" office:value-type="float" office:value="10604.1" calcext:value-type="float">
            <text:p>10604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44.9" calcext:value-type="float">
            <text:p>10544.9</text:p>
          </table:table-cell>
          <table:table-cell office:value-type="float" office:value="10525.1" calcext:value-type="float">
            <text:p>10525.1</text:p>
          </table:table-cell>
          <table:table-cell office:value-type="float" office:value="10550.4" calcext:value-type="float">
            <text:p>10550.4</text:p>
          </table:table-cell>
          <table:table-cell office:value-type="float" office:value="10513.1" calcext:value-type="float">
            <text:p>10513.1</text:p>
          </table:table-cell>
          <table:table-cell office:value-type="float" office:value="10537.9" calcext:value-type="float">
            <text:p>10537.9</text:p>
          </table:table-cell>
          <table:table-cell/>
          <table:table-cell table:formula="of:=AVERAGE([.B21:.F21])" office:value-type="float" office:value="10534.28" calcext:value-type="float">
            <text:p>10534.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20.4" calcext:value-type="float">
            <text:p>10620.4</text:p>
          </table:table-cell>
          <table:table-cell office:value-type="float" office:value="10637.8" calcext:value-type="float">
            <text:p>10637.8</text:p>
          </table:table-cell>
          <table:table-cell office:value-type="float" office:value="10699.5" calcext:value-type="float">
            <text:p>10699.5</text:p>
          </table:table-cell>
          <table:table-cell office:value-type="float" office:value="10556.6" calcext:value-type="float">
            <text:p>10556.6</text:p>
          </table:table-cell>
          <table:table-cell office:value-type="float" office:value="10698.7" calcext:value-type="float">
            <text:p>10698.7</text:p>
          </table:table-cell>
          <table:table-cell/>
          <table:table-cell table:formula="of:=AVERAGE([.B22:.F22])" office:value-type="float" office:value="10642.6" calcext:value-type="float">
            <text:p>10642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27.1" calcext:value-type="float">
            <text:p>10527.1</text:p>
          </table:table-cell>
          <table:table-cell office:value-type="float" office:value="10546.1" calcext:value-type="float">
            <text:p>10546.1</text:p>
          </table:table-cell>
          <table:table-cell office:value-type="float" office:value="10556.2" calcext:value-type="float">
            <text:p>10556.2</text:p>
          </table:table-cell>
          <table:table-cell office:value-type="float" office:value="10600.6" calcext:value-type="float">
            <text:p>10600.6</text:p>
          </table:table-cell>
          <table:table-cell office:value-type="float" office:value="10626.4" calcext:value-type="float">
            <text:p>10626.4</text:p>
          </table:table-cell>
          <table:table-cell/>
          <table:table-cell table:formula="of:=AVERAGE([.B23:.F23])" office:value-type="float" office:value="10571.28" calcext:value-type="float">
            <text:p>10571.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709" calcext:value-type="float">
            <text:p>10709</text:p>
          </table:table-cell>
          <table:table-cell office:value-type="float" office:value="10648.1" calcext:value-type="float">
            <text:p>10648.1</text:p>
          </table:table-cell>
          <table:table-cell office:value-type="float" office:value="10605.8" calcext:value-type="float">
            <text:p>10605.8</text:p>
          </table:table-cell>
          <table:table-cell office:value-type="float" office:value="10513" calcext:value-type="float">
            <text:p>10513</text:p>
          </table:table-cell>
          <table:table-cell office:value-type="float" office:value="10651.8" calcext:value-type="float">
            <text:p>10651.8</text:p>
          </table:table-cell>
          <table:table-cell/>
          <table:table-cell table:formula="of:=AVERAGE([.B24:.F24])" office:value-type="float" office:value="10625.54" calcext:value-type="float">
            <text:p>10625.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580.3" calcext:value-type="float">
            <text:p>10580.3</text:p>
          </table:table-cell>
          <table:table-cell office:value-type="float" office:value="10696.4" calcext:value-type="float">
            <text:p>10696.4</text:p>
          </table:table-cell>
          <table:table-cell office:value-type="float" office:value="10603.3" calcext:value-type="float">
            <text:p>10603.3</text:p>
          </table:table-cell>
          <table:table-cell office:value-type="float" office:value="10674.4" calcext:value-type="float">
            <text:p>10674.4</text:p>
          </table:table-cell>
          <table:table-cell office:value-type="float" office:value="10715.3" calcext:value-type="float">
            <text:p>10715.3</text:p>
          </table:table-cell>
          <table:table-cell/>
          <table:table-cell table:formula="of:=AVERAGE([.B25:.F25])" office:value-type="float" office:value="10653.94" calcext:value-type="float">
            <text:p>10653.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00.3" calcext:value-type="float">
            <text:p>10600.3</text:p>
          </table:table-cell>
          <table:table-cell office:value-type="float" office:value="10605.6" calcext:value-type="float">
            <text:p>10605.6</text:p>
          </table:table-cell>
          <table:table-cell office:value-type="float" office:value="10604" calcext:value-type="float">
            <text:p>10604</text:p>
          </table:table-cell>
          <table:table-cell office:value-type="float" office:value="10566.3" calcext:value-type="float">
            <text:p>10566.3</text:p>
          </table:table-cell>
          <table:table-cell office:value-type="float" office:value="10700.3" calcext:value-type="float">
            <text:p>10700.3</text:p>
          </table:table-cell>
          <table:table-cell/>
          <table:table-cell table:formula="of:=AVERAGE([.B26:.F26])" office:value-type="float" office:value="10615.3" calcext:value-type="float">
            <text:p>10615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401.7" calcext:value-type="float">
            <text:p>10401.7</text:p>
          </table:table-cell>
          <table:table-cell office:value-type="float" office:value="10523.2" calcext:value-type="float">
            <text:p>10523.2</text:p>
          </table:table-cell>
          <table:table-cell office:value-type="float" office:value="10462.8" calcext:value-type="float">
            <text:p>10462.8</text:p>
          </table:table-cell>
          <table:table-cell office:value-type="float" office:value="10565.8" calcext:value-type="float">
            <text:p>10565.8</text:p>
          </table:table-cell>
          <table:table-cell office:value-type="float" office:value="10613" calcext:value-type="float">
            <text:p>10613</text:p>
          </table:table-cell>
          <table:table-cell/>
          <table:table-cell table:formula="of:=AVERAGE([.B27:.F27])" office:value-type="float" office:value="10513.3" calcext:value-type="float">
            <text:p>10513.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641.1" calcext:value-type="float">
            <text:p>10641.1</text:p>
          </table:table-cell>
          <table:table-cell office:value-type="float" office:value="10518.2" calcext:value-type="float">
            <text:p>10518.2</text:p>
          </table:table-cell>
          <table:table-cell office:value-type="float" office:value="10673.3" calcext:value-type="float">
            <text:p>10673.3</text:p>
          </table:table-cell>
          <table:table-cell office:value-type="float" office:value="10527.4" calcext:value-type="float">
            <text:p>10527.4</text:p>
          </table:table-cell>
          <table:table-cell office:value-type="float" office:value="10635.6" calcext:value-type="float">
            <text:p>10635.6</text:p>
          </table:table-cell>
          <table:table-cell/>
          <table:table-cell table:formula="of:=AVERAGE([.B28:.F28])" office:value-type="float" office:value="10599.12" calcext:value-type="float">
            <text:p>10599.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530.1" calcext:value-type="float">
            <text:p>10530.1</text:p>
          </table:table-cell>
          <table:table-cell office:value-type="float" office:value="10534.9" calcext:value-type="float">
            <text:p>10534.9</text:p>
          </table:table-cell>
          <table:table-cell office:value-type="float" office:value="10543.5" calcext:value-type="float">
            <text:p>10543.5</text:p>
          </table:table-cell>
          <table:table-cell office:value-type="float" office:value="10673.4" calcext:value-type="float">
            <text:p>10673.4</text:p>
          </table:table-cell>
          <table:table-cell office:value-type="float" office:value="10615.6" calcext:value-type="float">
            <text:p>10615.6</text:p>
          </table:table-cell>
          <table:table-cell/>
          <table:table-cell table:formula="of:=AVERAGE([.B29:.F29])" office:value-type="float" office:value="10579.5" calcext:value-type="float">
            <text:p>10579.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492.7" calcext:value-type="float">
            <text:p>10492.7</text:p>
          </table:table-cell>
          <table:table-cell office:value-type="float" office:value="10484.7" calcext:value-type="float">
            <text:p>10484.7</text:p>
          </table:table-cell>
          <table:table-cell office:value-type="float" office:value="10533.1" calcext:value-type="float">
            <text:p>10533.1</text:p>
          </table:table-cell>
          <table:table-cell office:value-type="float" office:value="10528.8" calcext:value-type="float">
            <text:p>10528.8</text:p>
          </table:table-cell>
          <table:table-cell office:value-type="float" office:value="10427.7" calcext:value-type="float">
            <text:p>10427.7</text:p>
          </table:table-cell>
          <table:table-cell/>
          <table:table-cell table:formula="of:=AVERAGE([.B30:.F30])" office:value-type="float" office:value="10493.4" calcext:value-type="float">
            <text:p>10493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5" calcext:value-type="float">
            <text:p>15</text:p>
          </table:table-cell>
          <table:table-cell/>
          <table:table-cell table:formula="of:=AVERAGE([.B31:.F31])" office:value-type="float" office:value="15" calcext:value-type="float">
            <text:p>15</text:p>
          </table:table-cell>
        </table:table-row>
      </table:table>
      <table:table table:name="Faban 2.5" table:style-name="ta1">
        <table:shapes>
          <draw:frame draw:z-index="0" draw:style-name="gr1" draw:text-style-name="P1" svg:width="9in" svg:height="4in" svg:x="1.778in" svg:y="0.0004in">
            <draw:object draw:notify-on-update-of-ranges="'Faban 2.5'.A1:'Faban 2.5'.A1 'Faban 2.5'.B1:'Faban 2.5'.B1 'Faban 2.5'.A2:'Faban 2.5'.A2 'Faban 2.5'.B2:'Faban 2.5'.B2 'Faban 2.5'.A3:'Faban 2.5'.A3 'Faban 2.5'.B3:'Faban 2.5'.B3 'Faban 2.5'.A4:'Faban 2.5'.A4 'Faban 2.5'.B4:'Faban 2.5'.B4 'Faban 2.5'.A5:'Faban 2.5'.A5 'Faban 2.5'.B5:'Faban 2.5'.B5 'Faban 2.5'.A6:'Faban 2.5'.A6 'Faban 2.5'.B6:'Faban 2.5'.B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86355" calcext:value-type="float">
            <text:p>318635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06037" calcext:value-type="float">
            <text:p>320603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87980" calcext:value-type="float">
            <text:p>31879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217781" calcext:value-type="float">
            <text:p>321778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3199538.25" calcext:value-type="float">
            <text:p>3199538.25</text:p>
          </table:table-cell>
        </table:table-row>
      </table:table>
      <table:table table:name="Faban 2.5 distr" table:style-name="ta1">
        <table:shapes>
          <draw:frame draw:z-index="0" draw:style-name="gr1" draw:text-style-name="P1" svg:width="9in" svg:height="4in" svg:x="2.5472in" svg:y="1.8197in">
            <draw:object draw:notify-on-update-of-ranges="'Faban 2.5 distr'.K11:'Faban 2.5 distr'.K11 'Faban 2.5 distr'.A1:'Faban 2.5 distr'.A31 'Faban 2.5 distr'.A1:'Faban 2.5 distr'.A31 'Faban 2.5 distr'.G1:'Faban 2.5 distr'.G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31.1" calcext:value-type="float">
            <text:p>10731.1</text:p>
          </table:table-cell>
          <table:table-cell office:value-type="float" office:value="11704.8" calcext:value-type="float">
            <text:p>11704.8</text:p>
          </table:table-cell>
          <table:table-cell office:value-type="float" office:value="11001.8" calcext:value-type="float">
            <text:p>11001.8</text:p>
          </table:table-cell>
          <table:table-cell office:value-type="float" office:value="11067.9" calcext:value-type="float">
            <text:p>11067.9</text:p>
          </table:table-cell>
          <table:table-cell/>
          <table:table-cell table:formula="of:=AVERAGE([.B1:.E1])" office:value-type="float" office:value="11126.4" calcext:value-type="float">
            <text:p>1112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09.9" calcext:value-type="float">
            <text:p>10609.9</text:p>
          </table:table-cell>
          <table:table-cell office:value-type="float" office:value="10650" calcext:value-type="float">
            <text:p>10650</text:p>
          </table:table-cell>
          <table:table-cell office:value-type="float" office:value="10521.3" calcext:value-type="float">
            <text:p>10521.3</text:p>
          </table:table-cell>
          <table:table-cell office:value-type="float" office:value="10834.3" calcext:value-type="float">
            <text:p>10834.3</text:p>
          </table:table-cell>
          <table:table-cell/>
          <table:table-cell table:formula="of:=AVERAGE([.B2:.E2])" office:value-type="float" office:value="10653.875" calcext:value-type="float">
            <text:p>10653.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9.1" calcext:value-type="float">
            <text:p>10739.1</text:p>
          </table:table-cell>
          <table:table-cell office:value-type="float" office:value="10765.9" calcext:value-type="float">
            <text:p>10765.9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10684.9" calcext:value-type="float">
            <text:p>10684.9</text:p>
          </table:table-cell>
          <table:table-cell/>
          <table:table-cell table:formula="of:=AVERAGE([.B3:.E3])" office:value-type="float" office:value="10703.675" calcext:value-type="float">
            <text:p>10703.6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39.2" calcext:value-type="float">
            <text:p>10539.2</text:p>
          </table:table-cell>
          <table:table-cell office:value-type="float" office:value="10727.1" calcext:value-type="float">
            <text:p>10727.1</text:p>
          </table:table-cell>
          <table:table-cell office:value-type="float" office:value="10668.7" calcext:value-type="float">
            <text:p>10668.7</text:p>
          </table:table-cell>
          <table:table-cell office:value-type="float" office:value="10689.1" calcext:value-type="float">
            <text:p>10689.1</text:p>
          </table:table-cell>
          <table:table-cell/>
          <table:table-cell table:formula="of:=AVERAGE([.B4:.E4])" office:value-type="float" office:value="10656.025" calcext:value-type="float">
            <text:p>10656.0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20.3" calcext:value-type="float">
            <text:p>10620.3</text:p>
          </table:table-cell>
          <table:table-cell table:number-columns-repeated="2" office:value-type="float" office:value="10555.5" calcext:value-type="float">
            <text:p>10555.5</text:p>
          </table:table-cell>
          <table:table-cell office:value-type="float" office:value="10702.8" calcext:value-type="float">
            <text:p>10702.8</text:p>
          </table:table-cell>
          <table:table-cell/>
          <table:table-cell table:formula="of:=AVERAGE([.B5:.E5])" office:value-type="float" office:value="10608.525" calcext:value-type="float">
            <text:p>10608.5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18.9" calcext:value-type="float">
            <text:p>10618.9</text:p>
          </table:table-cell>
          <table:table-cell office:value-type="float" office:value="10643.6" calcext:value-type="float">
            <text:p>10643.6</text:p>
          </table:table-cell>
          <table:table-cell office:value-type="float" office:value="10663.2" calcext:value-type="float">
            <text:p>10663.2</text:p>
          </table:table-cell>
          <table:table-cell office:value-type="float" office:value="10718.2" calcext:value-type="float">
            <text:p>10718.2</text:p>
          </table:table-cell>
          <table:table-cell/>
          <table:table-cell table:formula="of:=AVERAGE([.B6:.E6])" office:value-type="float" office:value="10660.975" calcext:value-type="float">
            <text:p>10660.9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88.2" calcext:value-type="float">
            <text:p>10588.2</text:p>
          </table:table-cell>
          <table:table-cell office:value-type="float" office:value="10664.4" calcext:value-type="float">
            <text:p>10664.4</text:p>
          </table:table-cell>
          <table:table-cell office:value-type="float" office:value="10542.7" calcext:value-type="float">
            <text:p>10542.7</text:p>
          </table:table-cell>
          <table:table-cell office:value-type="float" office:value="10813.4" calcext:value-type="float">
            <text:p>10813.4</text:p>
          </table:table-cell>
          <table:table-cell/>
          <table:table-cell table:formula="of:=AVERAGE([.B7:.E7])" office:value-type="float" office:value="10652.175" calcext:value-type="float">
            <text:p>10652.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62.3" calcext:value-type="float">
            <text:p>10662.3</text:p>
          </table:table-cell>
          <table:table-cell office:value-type="float" office:value="10590.8" calcext:value-type="float">
            <text:p>10590.8</text:p>
          </table:table-cell>
          <table:table-cell office:value-type="float" office:value="10666.4" calcext:value-type="float">
            <text:p>10666.4</text:p>
          </table:table-cell>
          <table:table-cell office:value-type="float" office:value="10717.3" calcext:value-type="float">
            <text:p>10717.3</text:p>
          </table:table-cell>
          <table:table-cell/>
          <table:table-cell table:formula="of:=AVERAGE([.B8:.E8])" office:value-type="float" office:value="10659.2" calcext:value-type="float">
            <text:p>10659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15.1" calcext:value-type="float">
            <text:p>10715.1</text:p>
          </table:table-cell>
          <table:table-cell office:value-type="float" office:value="10701.5" calcext:value-type="float">
            <text:p>10701.5</text:p>
          </table:table-cell>
          <table:table-cell office:value-type="float" office:value="10729.2" calcext:value-type="float">
            <text:p>10729.2</text:p>
          </table:table-cell>
          <table:table-cell office:value-type="float" office:value="10715.4" calcext:value-type="float">
            <text:p>10715.4</text:p>
          </table:table-cell>
          <table:table-cell/>
          <table:table-cell table:formula="of:=AVERAGE([.B9:.E9])" office:value-type="float" office:value="10715.3" calcext:value-type="float">
            <text:p>10715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78" calcext:value-type="float">
            <text:p>10578</text:p>
          </table:table-cell>
          <table:table-cell office:value-type="float" office:value="10630.4" calcext:value-type="float">
            <text:p>10630.4</text:p>
          </table:table-cell>
          <table:table-cell office:value-type="float" office:value="10608" calcext:value-type="float">
            <text:p>10608</text:p>
          </table:table-cell>
          <table:table-cell office:value-type="float" office:value="10720.8" calcext:value-type="float">
            <text:p>10720.8</text:p>
          </table:table-cell>
          <table:table-cell/>
          <table:table-cell table:formula="of:=AVERAGE([.B10:.E10])" office:value-type="float" office:value="10634.3" calcext:value-type="float">
            <text:p>10634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70.1" calcext:value-type="float">
            <text:p>10670.1</text:p>
          </table:table-cell>
          <table:table-cell office:value-type="float" office:value="10565.4" calcext:value-type="float">
            <text:p>10565.4</text:p>
          </table:table-cell>
          <table:table-cell office:value-type="float" office:value="10545" calcext:value-type="float">
            <text:p>10545</text:p>
          </table:table-cell>
          <table:table-cell office:value-type="float" office:value="10776.4" calcext:value-type="float">
            <text:p>10776.4</text:p>
          </table:table-cell>
          <table:table-cell/>
          <table:table-cell table:formula="of:=AVERAGE([.B11:.E11])" office:value-type="float" office:value="10639.225" calcext:value-type="float">
            <text:p>10639.2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13.2" calcext:value-type="float">
            <text:p>10713.2</text:p>
          </table:table-cell>
          <table:table-cell office:value-type="float" office:value="10770" calcext:value-type="float">
            <text:p>10770</text:p>
          </table:table-cell>
          <table:table-cell office:value-type="float" office:value="10656.9" calcext:value-type="float">
            <text:p>10656.9</text:p>
          </table:table-cell>
          <table:table-cell office:value-type="float" office:value="10730" calcext:value-type="float">
            <text:p>10730</text:p>
          </table:table-cell>
          <table:table-cell/>
          <table:table-cell table:formula="of:=AVERAGE([.B12:.E12])" office:value-type="float" office:value="10717.525" calcext:value-type="float">
            <text:p>10717.5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746.2" calcext:value-type="float">
            <text:p>10746.2</text:p>
          </table:table-cell>
          <table:table-cell office:value-type="float" office:value="10679.8" calcext:value-type="float">
            <text:p>10679.8</text:p>
          </table:table-cell>
          <table:table-cell office:value-type="float" office:value="10553.6" calcext:value-type="float">
            <text:p>10553.6</text:p>
          </table:table-cell>
          <table:table-cell office:value-type="float" office:value="10647.2" calcext:value-type="float">
            <text:p>10647.2</text:p>
          </table:table-cell>
          <table:table-cell/>
          <table:table-cell table:formula="of:=AVERAGE([.B13:.E13])" office:value-type="float" office:value="10656.7" calcext:value-type="float">
            <text:p>10656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8.3" calcext:value-type="float">
            <text:p>10618.3</text:p>
          </table:table-cell>
          <table:table-cell office:value-type="float" office:value="10634.1" calcext:value-type="float">
            <text:p>10634.1</text:p>
          </table:table-cell>
          <table:table-cell office:value-type="float" office:value="10500.4" calcext:value-type="float">
            <text:p>10500.4</text:p>
          </table:table-cell>
          <table:table-cell office:value-type="float" office:value="10692.5" calcext:value-type="float">
            <text:p>10692.5</text:p>
          </table:table-cell>
          <table:table-cell/>
          <table:table-cell table:formula="of:=AVERAGE([.B14:.E14])" office:value-type="float" office:value="10611.325" calcext:value-type="float">
            <text:p>10611.3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26" calcext:value-type="float">
            <text:p>10626</text:p>
          </table:table-cell>
          <table:table-cell office:value-type="float" office:value="10651.2" calcext:value-type="float">
            <text:p>10651.2</text:p>
          </table:table-cell>
          <table:table-cell office:value-type="float" office:value="10575.1" calcext:value-type="float">
            <text:p>10575.1</text:p>
          </table:table-cell>
          <table:table-cell office:value-type="float" office:value="10719.9" calcext:value-type="float">
            <text:p>10719.9</text:p>
          </table:table-cell>
          <table:table-cell/>
          <table:table-cell table:formula="of:=AVERAGE([.B15:.E15])" office:value-type="float" office:value="10643.05" calcext:value-type="float">
            <text:p>10643.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28.6" calcext:value-type="float">
            <text:p>10628.6</text:p>
          </table:table-cell>
          <table:table-cell office:value-type="float" office:value="10713.4" calcext:value-type="float">
            <text:p>10713.4</text:p>
          </table:table-cell>
          <table:table-cell office:value-type="float" office:value="10640.8" calcext:value-type="float">
            <text:p>10640.8</text:p>
          </table:table-cell>
          <table:table-cell office:value-type="float" office:value="10643.5" calcext:value-type="float">
            <text:p>10643.5</text:p>
          </table:table-cell>
          <table:table-cell/>
          <table:table-cell table:formula="of:=AVERAGE([.B16:.E16])" office:value-type="float" office:value="10656.575" calcext:value-type="float">
            <text:p>10656.5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80.3" calcext:value-type="float">
            <text:p>10680.3</text:p>
          </table:table-cell>
          <table:table-cell office:value-type="float" office:value="10571.6" calcext:value-type="float">
            <text:p>10571.6</text:p>
          </table:table-cell>
          <table:table-cell office:value-type="float" office:value="10557.1" calcext:value-type="float">
            <text:p>10557.1</text:p>
          </table:table-cell>
          <table:table-cell office:value-type="float" office:value="10750.2" calcext:value-type="float">
            <text:p>10750.2</text:p>
          </table:table-cell>
          <table:table-cell/>
          <table:table-cell table:formula="of:=AVERAGE([.B17:.E17])" office:value-type="float" office:value="10639.8" calcext:value-type="float">
            <text:p>10639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78.7" calcext:value-type="float">
            <text:p>10578.7</text:p>
          </table:table-cell>
          <table:table-cell office:value-type="float" office:value="10784.6" calcext:value-type="float">
            <text:p>10784.6</text:p>
          </table:table-cell>
          <table:table-cell office:value-type="float" office:value="10600.7" calcext:value-type="float">
            <text:p>10600.7</text:p>
          </table:table-cell>
          <table:table-cell office:value-type="float" office:value="10706.9" calcext:value-type="float">
            <text:p>10706.9</text:p>
          </table:table-cell>
          <table:table-cell/>
          <table:table-cell table:formula="of:=AVERAGE([.B18:.E18])" office:value-type="float" office:value="10667.725" calcext:value-type="float">
            <text:p>10667.7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71.1" calcext:value-type="float">
            <text:p>10671.1</text:p>
          </table:table-cell>
          <table:table-cell office:value-type="float" office:value="10725.3" calcext:value-type="float">
            <text:p>10725.3</text:p>
          </table:table-cell>
          <table:table-cell office:value-type="float" office:value="10660.2" calcext:value-type="float">
            <text:p>10660.2</text:p>
          </table:table-cell>
          <table:table-cell office:value-type="float" office:value="10755.9" calcext:value-type="float">
            <text:p>10755.9</text:p>
          </table:table-cell>
          <table:table-cell/>
          <table:table-cell table:formula="of:=AVERAGE([.B19:.E19])" office:value-type="float" office:value="10703.125" calcext:value-type="float">
            <text:p>10703.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11.1" calcext:value-type="float">
            <text:p>10611.1</text:p>
          </table:table-cell>
          <table:table-cell office:value-type="float" office:value="10625.3" calcext:value-type="float">
            <text:p>10625.3</text:p>
          </table:table-cell>
          <table:table-cell office:value-type="float" office:value="10525.2" calcext:value-type="float">
            <text:p>10525.2</text:p>
          </table:table-cell>
          <table:table-cell office:value-type="float" office:value="10604.5" calcext:value-type="float">
            <text:p>10604.5</text:p>
          </table:table-cell>
          <table:table-cell/>
          <table:table-cell table:formula="of:=AVERAGE([.B20:.E20])" office:value-type="float" office:value="10591.525" calcext:value-type="float">
            <text:p>10591.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00.4" calcext:value-type="float">
            <text:p>10600.4</text:p>
          </table:table-cell>
          <table:table-cell office:value-type="float" office:value="10716" calcext:value-type="float">
            <text:p>10716</text:p>
          </table:table-cell>
          <table:table-cell office:value-type="float" office:value="10592.2" calcext:value-type="float">
            <text:p>10592.2</text:p>
          </table:table-cell>
          <table:table-cell office:value-type="float" office:value="10785.9" calcext:value-type="float">
            <text:p>10785.9</text:p>
          </table:table-cell>
          <table:table-cell/>
          <table:table-cell table:formula="of:=AVERAGE([.B21:.E21])" office:value-type="float" office:value="10673.625" calcext:value-type="float">
            <text:p>10673.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73.6" calcext:value-type="float">
            <text:p>10673.6</text:p>
          </table:table-cell>
          <table:table-cell office:value-type="float" office:value="10703.6" calcext:value-type="float">
            <text:p>10703.6</text:p>
          </table:table-cell>
          <table:table-cell office:value-type="float" office:value="10676.8" calcext:value-type="float">
            <text:p>10676.8</text:p>
          </table:table-cell>
          <table:table-cell office:value-type="float" office:value="10780" calcext:value-type="float">
            <text:p>10780</text:p>
          </table:table-cell>
          <table:table-cell/>
          <table:table-cell table:formula="of:=AVERAGE([.B22:.E22])" office:value-type="float" office:value="10708.5" calcext:value-type="float">
            <text:p>10708.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45.6" calcext:value-type="float">
            <text:p>10545.6</text:p>
          </table:table-cell>
          <table:table-cell office:value-type="float" office:value="10663" calcext:value-type="float">
            <text:p>10663</text:p>
          </table:table-cell>
          <table:table-cell office:value-type="float" office:value="10742.1" calcext:value-type="float">
            <text:p>10742.1</text:p>
          </table:table-cell>
          <table:table-cell office:value-type="float" office:value="10777.9" calcext:value-type="float">
            <text:p>10777.9</text:p>
          </table:table-cell>
          <table:table-cell/>
          <table:table-cell table:formula="of:=AVERAGE([.B23:.E23])" office:value-type="float" office:value="10682.15" calcext:value-type="float">
            <text:p>10682.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570.7" calcext:value-type="float">
            <text:p>10570.7</text:p>
          </table:table-cell>
          <table:table-cell office:value-type="float" office:value="10647.3" calcext:value-type="float">
            <text:p>10647.3</text:p>
          </table:table-cell>
          <table:table-cell office:value-type="float" office:value="10687.1" calcext:value-type="float">
            <text:p>10687.1</text:p>
          </table:table-cell>
          <table:table-cell office:value-type="float" office:value="10736.9" calcext:value-type="float">
            <text:p>10736.9</text:p>
          </table:table-cell>
          <table:table-cell/>
          <table:table-cell table:formula="of:=AVERAGE([.B24:.E24])" office:value-type="float" office:value="10660.5" calcext:value-type="float">
            <text:p>10660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466.6" calcext:value-type="float">
            <text:p>10466.6</text:p>
          </table:table-cell>
          <table:table-cell office:value-type="float" office:value="10594.9" calcext:value-type="float">
            <text:p>10594.9</text:p>
          </table:table-cell>
          <table:table-cell office:value-type="float" office:value="10551.5" calcext:value-type="float">
            <text:p>10551.5</text:p>
          </table:table-cell>
          <table:table-cell office:value-type="float" office:value="10618.7" calcext:value-type="float">
            <text:p>10618.7</text:p>
          </table:table-cell>
          <table:table-cell/>
          <table:table-cell table:formula="of:=AVERAGE([.B25:.E25])" office:value-type="float" office:value="10557.925" calcext:value-type="float">
            <text:p>10557.9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84.9" calcext:value-type="float">
            <text:p>10684.9</text:p>
          </table:table-cell>
          <table:table-cell office:value-type="float" office:value="10433" calcext:value-type="float">
            <text:p>10433</text:p>
          </table:table-cell>
          <table:table-cell office:value-type="float" office:value="10665.6" calcext:value-type="float">
            <text:p>10665.6</text:p>
          </table:table-cell>
          <table:table-cell office:value-type="float" office:value="10661.3" calcext:value-type="float">
            <text:p>10661.3</text:p>
          </table:table-cell>
          <table:table-cell/>
          <table:table-cell table:formula="of:=AVERAGE([.B26:.E26])" office:value-type="float" office:value="10611.2" calcext:value-type="float">
            <text:p>10611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556.9" calcext:value-type="float">
            <text:p>10556.9</text:p>
          </table:table-cell>
          <table:table-cell office:value-type="float" office:value="10689.2" calcext:value-type="float">
            <text:p>10689.2</text:p>
          </table:table-cell>
          <table:table-cell office:value-type="float" office:value="10710.7" calcext:value-type="float">
            <text:p>10710.7</text:p>
          </table:table-cell>
          <table:table-cell office:value-type="float" office:value="10671.4" calcext:value-type="float">
            <text:p>10671.4</text:p>
          </table:table-cell>
          <table:table-cell/>
          <table:table-cell table:formula="of:=AVERAGE([.B27:.E27])" office:value-type="float" office:value="10657.05" calcext:value-type="float">
            <text:p>10657.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527.3" calcext:value-type="float">
            <text:p>10527.3</text:p>
          </table:table-cell>
          <table:table-cell office:value-type="float" office:value="10640.9" calcext:value-type="float">
            <text:p>10640.9</text:p>
          </table:table-cell>
          <table:table-cell office:value-type="float" office:value="10582.5" calcext:value-type="float">
            <text:p>10582.5</text:p>
          </table:table-cell>
          <table:table-cell office:value-type="float" office:value="10668.5" calcext:value-type="float">
            <text:p>10668.5</text:p>
          </table:table-cell>
          <table:table-cell/>
          <table:table-cell table:formula="of:=AVERAGE([.B28:.E28])" office:value-type="float" office:value="10604.8" calcext:value-type="float">
            <text:p>10604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461.1" calcext:value-type="float">
            <text:p>10461.1</text:p>
          </table:table-cell>
          <table:table-cell office:value-type="float" office:value="10605.3" calcext:value-type="float">
            <text:p>10605.3</text:p>
          </table:table-cell>
          <table:table-cell office:value-type="float" office:value="10484" calcext:value-type="float">
            <text:p>10484</text:p>
          </table:table-cell>
          <table:table-cell office:value-type="float" office:value="10744.3" calcext:value-type="float">
            <text:p>10744.3</text:p>
          </table:table-cell>
          <table:table-cell/>
          <table:table-cell table:formula="of:=AVERAGE([.B29:.E29])" office:value-type="float" office:value="10573.675" calcext:value-type="float">
            <text:p>10573.6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621.4" calcext:value-type="float">
            <text:p>10621.4</text:p>
          </table:table-cell>
          <table:table-cell office:value-type="float" office:value="10573.8" calcext:value-type="float">
            <text:p>10573.8</text:p>
          </table:table-cell>
          <table:table-cell office:value-type="float" office:value="10726.9" calcext:value-type="float">
            <text:p>10726.9</text:p>
          </table:table-cell>
          <table:table-cell office:value-type="float" office:value="10660.1" calcext:value-type="float">
            <text:p>10660.1</text:p>
          </table:table-cell>
          <table:table-cell/>
          <table:table-cell table:formula="of:=AVERAGE([.B30:.E30])" office:value-type="float" office:value="10645.55" calcext:value-type="float">
            <text:p>10645.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AVERAGE([.B31:.E31]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7:13:30.622333727</meta:creation-date>
    <dc:date>2014-12-31T02:39:07.683328432</dc:date>
    <meta:editing-duration>PT9H21M4S</meta:editing-duration>
    <meta:editing-cycles>2</meta:editing-cycles>
    <meta:generator>LibreOffice/4.2.7.2$Linux_X86_64 LibreOffice_project/420m0$Build-2</meta:generator>
    <meta:document-statistic meta:table-count="10" meta:cell-count="108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88cm" svg:height="10.932cm" xlink:href=".." xlink:type="simple" chart:class="chart:bar" chart:style-name="ch1">
        <chart:legend chart:legend-position="end" svg:x="20.29cm" svg:y="3.922cm" style:legend-expansion="high" chart:style-name="ch2"/>
        <chart:plot-area chart:style-name="ch3" table:cell-range-address="'Faban 2.1'.A1:'Faban 2.1'.B6" chart:data-source-has-labels="column" svg:x="1.671cm" svg:y="0.218cm" svg:width="18.156cm" svg:height="9.318cm">
          <chartooo:coordinate-region svg:x="3.218cm" svg:y="0.417cm" svg:width="16.609cm" svg:height="8.92cm"/>
          <chart:axis chart:dimension="x" chart:name="primary-x" chart:style-name="ch4">
            <chart:title svg:x="9.482cm" svg:y="9.755cm" chart:style-name="ch5">
              <text:p>Iterácia testu</text:p>
            </chart:title>
          </chart:axis>
          <chart:axis chart:dimension="y" chart:name="primary-y" chart:style-name="ch6">
            <chart:title svg:x="0.451cm" svg:y="7.467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2.1'.B1:'Faban 2.1'.B1" chart:label-cell-address="'Faban 2.1'.A1:'Faban 2.1'.A1" chart:class="chart:bar">
            <chart:data-point/>
          </chart:series>
          <chart:series chart:style-name="ch10" chart:values-cell-range-address="'Faban 2.1'.B2:'Faban 2.1'.B2" chart:label-cell-address="'Faban 2.1'.A2:'Faban 2.1'.A2" chart:class="chart:bar">
            <chart:data-point/>
          </chart:series>
          <chart:series chart:style-name="ch11" chart:values-cell-range-address="'Faban 2.1'.B3:'Faban 2.1'.B3" chart:label-cell-address="'Faban 2.1'.A3:'Faban 2.1'.A3" chart:class="chart:bar">
            <chart:data-point/>
          </chart:series>
          <chart:series chart:style-name="ch12" chart:values-cell-range-address="'Faban 2.1'.B4:'Faban 2.1'.B4" chart:label-cell-address="'Faban 2.1'.A4:'Faban 2.1'.A4" chart:class="chart:bar">
            <chart:data-point/>
          </chart:series>
          <chart:series chart:style-name="ch13" chart:values-cell-range-address="'Faban 2.1'.B5:'Faban 2.1'.B5" chart:label-cell-address="'Faban 2.1'.A5:'Faban 2.1'.A5" chart:class="chart:bar">
            <chart:data-point/>
          </chart:series>
          <chart:series chart:style-name="ch14" chart:values-cell-range-address="'Faban 2.1'.B6:'Faban 2.1'.B6" chart:label-cell-address="'Faban 2.1'.A6:'Faban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1'.A1:'Faban 2.1'.A1</svg:desc>
                </draw:g>
              </table:table-cell>
              <table:table-cell office:value-type="float" office:value="1608896">
                <text:p>1608896</text:p>
                <draw:g>
                  <svg:desc>'Faban 2.1'.B1:'Faban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1'.A2:'Faban 2.1'.A2</svg:desc>
                </draw:g>
              </table:table-cell>
              <table:table-cell office:value-type="float" office:value="1614361">
                <text:p>1614361</text:p>
                <draw:g>
                  <svg:desc>'Faban 2.1'.B2:'Faban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1'.A3:'Faban 2.1'.A3</svg:desc>
                </draw:g>
              </table:table-cell>
              <table:table-cell office:value-type="float" office:value="1614381">
                <text:p>1614381</text:p>
                <draw:g>
                  <svg:desc>'Faban 2.1'.B3:'Faban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1'.A4:'Faban 2.1'.A4</svg:desc>
                </draw:g>
              </table:table-cell>
              <table:table-cell office:value-type="float" office:value="1616067">
                <text:p>1616067</text:p>
                <draw:g>
                  <svg:desc>'Faban 2.1'.B4:'Faban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1'.A5:'Faban 2.1'.A5</svg:desc>
                </draw:g>
              </table:table-cell>
              <table:table-cell office:value-type="float" office:value="1612970">
                <text:p>1612970</text:p>
                <draw:g>
                  <svg:desc>'Faban 2.1'.B5:'Faban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1'.A6:'Faban 2.1'.A6</svg:desc>
                </draw:g>
              </table:table-cell>
              <table:table-cell office:value-type="float" office:value="1613335">
                <text:p>1613335</text:p>
                <draw:g>
                  <svg:desc>'Faban 2.1'.B6:'Faban 2.1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5 distr'.K11:'Faban 2.5 distr'.K11 'Faban 2.5 distr'.A1:'Faban 2.5 distr'.A31 'Faban 2.5 distr'.G1:'Faban 2.5 distr'.G31" chart:data-source-has-labels="both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5 distr'.A1:'Faban 2.5 distr'.A31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Faban 2.5 distr'.G1:'Faban 2.5 distr'.G31" chart:label-cell-address="'Faban 2.5 distr'.A1:'Faban 2.5 distr'.A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0 20 30 40 50 60 70 80 90 100 110 120 130 140 150 160 170 180 190 200 210 220 230 240 250 260 270 280 290 300</text:p>
                <text:list>
                  <text:list-item>
                    <text:p>0</text:p>
                  </text:list-item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  <text:list-item>
                    <text:p>250</text:p>
                  </text:list-item>
                  <text:list-item>
                    <text:p>260</text:p>
                  </text:list-item>
                  <text:list-item>
                    <text:p>270</text:p>
                  </text:list-item>
                  <text:list-item>
                    <text:p>280</text:p>
                  </text:list-item>
                  <text:list-item>
                    <text:p>290</text:p>
                  </text:list-item>
                  <text:list-item>
                    <text:p>300</text:p>
                  </text:list-item>
                </text:list>
                <draw:g>
                  <svg:desc>'Faban 2.5 distr'.A1:'Faban 2.5 distr'.A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5 distr'.A1:'Faban 2.5 distr'.A31</svg:desc>
                </draw:g>
              </table:table-cell>
              <table:table-cell office:value-type="float" office:value="11126.4">
                <text:p>11126.4</text:p>
                <draw:g>
                  <svg:desc>'Faban 2.5 distr'.G1:'Faban 2.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653.875">
                <text:p>10653.8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03.675">
                <text:p>10703.6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56.025">
                <text:p>10656.0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08.525">
                <text:p>10608.5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60.975">
                <text:p>10660.9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52.175">
                <text:p>10652.1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659.2">
                <text:p>10659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715.3">
                <text:p>10715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34.3">
                <text:p>10634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39.225">
                <text:p>10639.2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17.525">
                <text:p>10717.5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56.7">
                <text:p>10656.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611.325">
                <text:p>10611.3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643.05">
                <text:p>10643.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656.575">
                <text:p>10656.5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39.8">
                <text:p>10639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67.725">
                <text:p>10667.7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703.125">
                <text:p>10703.1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591.525">
                <text:p>10591.5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73.625">
                <text:p>10673.6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708.5">
                <text:p>10708.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682.15">
                <text:p>10682.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60.5">
                <text:p>10660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557.925">
                <text:p>10557.9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11.2">
                <text:p>10611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57.05">
                <text:p>10657.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604.8">
                <text:p>1060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573.675">
                <text:p>10573.6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45.55">
                <text:p>10645.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5'.A1:'Faban 2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2.5'.B1:'Faban 2.5'.B1" chart:label-cell-address="'Faban 2.5'.A1:'Faban 2.5'.A1" chart:class="chart:bar">
            <chart:data-point/>
          </chart:series>
          <chart:series chart:style-name="ch10" chart:values-cell-range-address="'Faban 2.5'.B2:'Faban 2.5'.B2" chart:label-cell-address="'Faban 2.5'.A2:'Faban 2.5'.A2" chart:class="chart:bar">
            <chart:data-point/>
          </chart:series>
          <chart:series chart:style-name="ch11" chart:values-cell-range-address="'Faban 2.5'.B3:'Faban 2.5'.B3" chart:label-cell-address="'Faban 2.5'.A3:'Faban 2.5'.A3" chart:class="chart:bar">
            <chart:data-point/>
          </chart:series>
          <chart:series chart:style-name="ch12" chart:values-cell-range-address="'Faban 2.5'.B4:'Faban 2.5'.B4" chart:label-cell-address="'Faban 2.5'.A4:'Faban 2.5'.A4" chart:class="chart:bar">
            <chart:data-point/>
          </chart:series>
          <chart:series chart:style-name="ch13" chart:values-cell-range-address="'Faban 2.5'.B5:'Faban 2.5'.B5" chart:label-cell-address="'Faban 2.5'.A5:'Faban 2.5'.A5" chart:class="chart:bar">
            <chart:data-point/>
          </chart:series>
          <chart:series chart:style-name="ch14" chart:values-cell-range-address="'Faban 2.5'.B6:'Faban 2.5'.B6" chart:label-cell-address="'Faban 2.5'.A6:'Faban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5'.A1:'Faban 2.5'.A1</svg:desc>
                </draw:g>
              </table:table-cell>
              <table:table-cell office:value-type="float" office:value="3186355">
                <text:p>3186355</text:p>
                <draw:g>
                  <svg:desc>'Faban 2.5'.B1:'Faban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5'.A2:'Faban 2.5'.A2</svg:desc>
                </draw:g>
              </table:table-cell>
              <table:table-cell office:value-type="float" office:value="3206037">
                <text:p>3206037</text:p>
                <draw:g>
                  <svg:desc>'Faban 2.5'.B2:'Faban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5'.A3:'Faban 2.5'.A3</svg:desc>
                </draw:g>
              </table:table-cell>
              <table:table-cell office:value-type="float" office:value="NaN">
                <text:p>NaN</text:p>
                <draw:g>
                  <svg:desc>'Faban 2.5'.B3:'Faban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5'.A4:'Faban 2.5'.A4</svg:desc>
                </draw:g>
              </table:table-cell>
              <table:table-cell office:value-type="float" office:value="3187980">
                <text:p>3187980</text:p>
                <draw:g>
                  <svg:desc>'Faban 2.5'.B4:'Faban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5'.A5:'Faban 2.5'.A5</svg:desc>
                </draw:g>
              </table:table-cell>
              <table:table-cell office:value-type="float" office:value="3217781">
                <text:p>3217781</text:p>
                <draw:g>
                  <svg:desc>'Faban 2.5'.B5:'Faban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5'.A6:'Faban 2.5'.A6</svg:desc>
                </draw:g>
              </table:table-cell>
              <table:table-cell office:value-type="float" office:value="3199538.25">
                <text:p>3199538.25</text:p>
                <draw:g>
                  <svg:desc>'Faban 2.5'.B6:'Faban 2.5'.B6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1 distr'.A1:'Faban 2.1 distr'.A31 'Faban 2.1 distr'.H1:'Faban 2.1 distr'.H31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1 distr'.A1:'Faban 2.1 distr'.A31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Faban 2.1 distr'.H1:'Faban 2.1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aban 2.1 distr'.A1:'Faban 2.1 distr'.A31</svg:desc>
                </draw:g>
              </table:table-cell>
              <table:table-cell office:value-type="float" office:value="4918.12">
                <text:p>4918.12</text:p>
                <draw:g>
                  <svg:desc>'Faban 2.1 distr'.H1:'Faban 2.1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50.24">
                <text:p>5350.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51.9">
                <text:p>535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382.46">
                <text:p>5382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94.74">
                <text:p>5394.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92.62">
                <text:p>5392.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398.82">
                <text:p>5398.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06.72">
                <text:p>5406.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96.94">
                <text:p>5396.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406.72">
                <text:p>5406.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96.16">
                <text:p>5396.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395.54">
                <text:p>5395.5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90.42">
                <text:p>5390.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72.18">
                <text:p>5372.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392.22">
                <text:p>5392.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393.34">
                <text:p>5393.3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395.02">
                <text:p>5395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406.88">
                <text:p>5406.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80.2">
                <text:p>5380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398.28">
                <text:p>5398.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396.8">
                <text:p>5396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393.84">
                <text:p>5393.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405.28">
                <text:p>5405.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03.42">
                <text:p>5403.4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409.24">
                <text:p>5409.2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403.14">
                <text:p>5403.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388.6">
                <text:p>5388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row-mapping="0 1 2 3 4" chart:style-name="ch1">
        <chart:legend chart:legend-position="end" svg:x="19.963cm" svg:y="3.536cm" style:legend-expansion="high" chart:style-name="ch2"/>
        <chart:plot-area chart:style-name="ch3" table:cell-range-address="'Faban 2.1'.A1:'Faban 2.1'.B6" chart:data-source-has-labels="both" svg:x="1.665cm" svg:y="0.203cm" svg:width="17.841cm" svg:height="8.577cm">
          <chartooo:coordinate-region svg:x="3.212cm" svg:y="0.402cm" svg:width="16.294cm" svg:height="7.731cm"/>
          <chart:axis chart:dimension="x" chart:name="primary-x" chart:style-name="ch4" chartooo:axis-type="auto">
            <chartooo:date-scale/>
            <chart:title svg:x="9.318cm" svg:y="8.984cm" chart:style-name="ch5">
              <text:p>Iterácia testu</text:p>
            </chart:title>
            <chart:categories table:cell-range-address="'Faban 2.1'.A1:'Faban 2.1'.A6"/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2.1'.B1:'Faban 2.1'.B1" chart:label-cell-address="'Faban 2.1'.A1:'Faban 2.1'.A1" chart:class="chart:bar">
            <chart:data-point/>
          </chart:series>
          <chart:series chart:style-name="ch10" chart:values-cell-range-address="'Faban 2.1'.B2:'Faban 2.1'.B2" chart:label-cell-address="'Faban 2.1'.A2:'Faban 2.1'.A2" chart:class="chart:bar">
            <chart:data-point/>
          </chart:series>
          <chart:series chart:style-name="ch11" chart:values-cell-range-address="'Faban 2.1'.B3:'Faban 2.1'.B3" chart:label-cell-address="'Faban 2.1'.A3:'Faban 2.1'.A3" chart:class="chart:bar">
            <chart:data-point/>
          </chart:series>
          <chart:series chart:style-name="ch12" chart:values-cell-range-address="'Faban 2.1'.B4:'Faban 2.1'.B4" chart:label-cell-address="'Faban 2.1'.A4:'Faban 2.1'.A4" chart:class="chart:bar">
            <chart:data-point/>
          </chart:series>
          <chart:series chart:style-name="ch13" chart:values-cell-range-address="'Faban 2.1'.B5:'Faban 2.1'.B5" chart:label-cell-address="'Faban 2.1'.A5:'Faban 2.1'.A5" chart:class="chart:bar">
            <chart:data-point/>
          </chart:series>
          <chart:series chart:style-name="ch14" chart:values-cell-range-address="'Faban 2.1'.B6:'Faban 2.1'.B6" chart:label-cell-address="'Faban 2.1'.A6:'Faban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vá iterácia</text:p>
                <draw:g>
                  <svg:desc>'Faban 2.1'.A1:'Faban 2.1'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1'.A1:'Faban 2.1'.A1</svg:desc>
                </draw:g>
              </table:table-cell>
              <table:table-cell office:value-type="float" office:value="1608896">
                <text:p>1608896</text:p>
                <draw:g>
                  <svg:desc>'Faban 2.1'.B1:'Faban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1'.A2:'Faban 2.1'.A2</svg:desc>
                </draw:g>
              </table:table-cell>
              <table:table-cell office:value-type="float" office:value="1614361">
                <text:p>1614361</text:p>
                <draw:g>
                  <svg:desc>'Faban 2.1'.B2:'Faban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1'.A3:'Faban 2.1'.A3</svg:desc>
                </draw:g>
              </table:table-cell>
              <table:table-cell office:value-type="float" office:value="1614381">
                <text:p>1614381</text:p>
                <draw:g>
                  <svg:desc>'Faban 2.1'.B3:'Faban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1'.A4:'Faban 2.1'.A4</svg:desc>
                </draw:g>
              </table:table-cell>
              <table:table-cell office:value-type="float" office:value="1616067">
                <text:p>1616067</text:p>
                <draw:g>
                  <svg:desc>'Faban 2.1'.B4:'Faban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1'.A5:'Faban 2.1'.A5</svg:desc>
                </draw:g>
              </table:table-cell>
              <table:table-cell office:value-type="float" office:value="1612970">
                <text:p>1612970</text:p>
                <draw:g>
                  <svg:desc>'Faban 2.1'.B5:'Faban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1'.A6:'Faban 2.1'.A6</svg:desc>
                </draw:g>
              </table:table-cell>
              <table:table-cell office:value-type="float" office:value="1613335">
                <text:p>1613335</text:p>
                <draw:g>
                  <svg:desc>'Faban 2.1'.B6:'Faban 2.1'.B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2 distr'.J1:'Faban 2.2 distr'.J1 'Faban 2.2 distr'.A1:'Faban 2.2 distr'.A31 'Faban 2.2 distr'.H1:'Faban 2.2 distr'.H31" chart:data-source-has-labels="both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2 distr'.A1:'Faban 2.2 distr'.A31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Faban 2.2 distr'.H1:'Faban 2.2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2 distr'.A1:'Faban 2.2 distr'.A31</svg:desc>
                </draw:g>
              </table:table-cell>
              <table:table-cell office:value-type="float" office:value="13174.22">
                <text:p>13174.22</text:p>
                <draw:g>
                  <svg:desc>'Faban 2.2 distr'.H1:'Faban 2.2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27.58">
                <text:p>11327.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944.18">
                <text:p>10944.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933.46">
                <text:p>10933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18.16">
                <text:p>10918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40.78">
                <text:p>10940.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19.32">
                <text:p>10919.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35.6">
                <text:p>10935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68.24">
                <text:p>10868.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993.14">
                <text:p>10993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34.94">
                <text:p>10834.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924.62">
                <text:p>10924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953.32">
                <text:p>10953.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789.72">
                <text:p>10789.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904.94">
                <text:p>10904.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942.36">
                <text:p>10942.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803.8">
                <text:p>10803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905.28">
                <text:p>10905.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960.66">
                <text:p>10960.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828.2">
                <text:p>10828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995.88">
                <text:p>10995.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03.96">
                <text:p>10903.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87.86">
                <text:p>10787.8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819.86">
                <text:p>10819.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864.06">
                <text:p>10864.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816.42">
                <text:p>10816.4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93.66">
                <text:p>10893.6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844.82">
                <text:p>10844.8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13.64">
                <text:p>10913.6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856.4">
                <text:p>1085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2'.A1:'Faban 2.2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2.2'.B1:'Faban 2.2'.B1" chart:label-cell-address="'Faban 2.2'.A1:'Faban 2.2'.A1" chart:class="chart:bar">
            <chart:data-point/>
          </chart:series>
          <chart:series chart:style-name="ch10" chart:values-cell-range-address="'Faban 2.2'.B2:'Faban 2.2'.B2" chart:label-cell-address="'Faban 2.2'.A2:'Faban 2.2'.A2" chart:class="chart:bar">
            <chart:data-point/>
          </chart:series>
          <chart:series chart:style-name="ch11" chart:values-cell-range-address="'Faban 2.2'.B3:'Faban 2.2'.B3" chart:label-cell-address="'Faban 2.2'.A3:'Faban 2.2'.A3" chart:class="chart:bar">
            <chart:data-point/>
          </chart:series>
          <chart:series chart:style-name="ch12" chart:values-cell-range-address="'Faban 2.2'.B4:'Faban 2.2'.B4" chart:label-cell-address="'Faban 2.2'.A4:'Faban 2.2'.A4" chart:class="chart:bar">
            <chart:data-point/>
          </chart:series>
          <chart:series chart:style-name="ch13" chart:values-cell-range-address="'Faban 2.2'.B5:'Faban 2.2'.B5" chart:label-cell-address="'Faban 2.2'.A5:'Faban 2.2'.A5" chart:class="chart:bar">
            <chart:data-point/>
          </chart:series>
          <chart:series chart:style-name="ch14" chart:values-cell-range-address="'Faban 2.2'.B6:'Faban 2.2'.B6" chart:label-cell-address="'Faban 2.2'.A6:'Faban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2'.A1:'Faban 2.2'.A1</svg:desc>
                </draw:g>
              </table:table-cell>
              <table:table-cell office:value-type="float" office:value="3300257">
                <text:p>3300257</text:p>
                <draw:g>
                  <svg:desc>'Faban 2.2'.B1:'Faban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2'.A2:'Faban 2.2'.A2</svg:desc>
                </draw:g>
              </table:table-cell>
              <table:table-cell office:value-type="float" office:value="3304396">
                <text:p>3304396</text:p>
                <draw:g>
                  <svg:desc>'Faban 2.2'.B2:'Faban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2'.A3:'Faban 2.2'.A3</svg:desc>
                </draw:g>
              </table:table-cell>
              <table:table-cell office:value-type="float" office:value="3286365">
                <text:p>3286365</text:p>
                <draw:g>
                  <svg:desc>'Faban 2.2'.B3:'Faban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2'.A4:'Faban 2.2'.A4</svg:desc>
                </draw:g>
              </table:table-cell>
              <table:table-cell office:value-type="float" office:value="3280246">
                <text:p>3280246</text:p>
                <draw:g>
                  <svg:desc>'Faban 2.2'.B4:'Faban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2'.A5:'Faban 2.2'.A5</svg:desc>
                </draw:g>
              </table:table-cell>
              <table:table-cell office:value-type="float" office:value="3303527">
                <text:p>3303527</text:p>
                <draw:g>
                  <svg:desc>'Faban 2.2'.B5:'Faban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2'.A6:'Faban 2.2'.A6</svg:desc>
                </draw:g>
              </table:table-cell>
              <table:table-cell office:value-type="float" office:value="3294958.2">
                <text:p>3294958.2</text:p>
                <draw:g>
                  <svg:desc>'Faban 2.2'.B6:'Faban 2.2'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3'.A1:'Faban 2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2.3'.B1:'Faban 2.3'.B1" chart:label-cell-address="'Faban 2.3'.A1:'Faban 2.3'.A1" chart:class="chart:bar">
            <chart:data-point/>
          </chart:series>
          <chart:series chart:style-name="ch10" chart:values-cell-range-address="'Faban 2.3'.B2:'Faban 2.3'.B2" chart:label-cell-address="'Faban 2.3'.A2:'Faban 2.3'.A2" chart:class="chart:bar">
            <chart:data-point/>
          </chart:series>
          <chart:series chart:style-name="ch11" chart:values-cell-range-address="'Faban 2.3'.B3:'Faban 2.3'.B3" chart:label-cell-address="'Faban 2.3'.A3:'Faban 2.3'.A3" chart:class="chart:bar">
            <chart:data-point/>
          </chart:series>
          <chart:series chart:style-name="ch12" chart:values-cell-range-address="'Faban 2.3'.B4:'Faban 2.3'.B4" chart:label-cell-address="'Faban 2.3'.A4:'Faban 2.3'.A4" chart:class="chart:bar">
            <chart:data-point/>
          </chart:series>
          <chart:series chart:style-name="ch13" chart:values-cell-range-address="'Faban 2.3'.B5:'Faban 2.3'.B5" chart:label-cell-address="'Faban 2.3'.A5:'Faban 2.3'.A5" chart:class="chart:bar">
            <chart:data-point/>
          </chart:series>
          <chart:series chart:style-name="ch14" chart:values-cell-range-address="'Faban 2.3'.B6:'Faban 2.3'.B6" chart:label-cell-address="'Faban 2.3'.A6:'Faban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3'.A1:'Faban 2.3'.A1</svg:desc>
                </draw:g>
              </table:table-cell>
              <table:table-cell office:value-type="float" office:value="3208731">
                <text:p>3208731</text:p>
                <draw:g>
                  <svg:desc>'Faban 2.3'.B1:'Faban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3'.A2:'Faban 2.3'.A2</svg:desc>
                </draw:g>
              </table:table-cell>
              <table:table-cell office:value-type="float" office:value="3232719">
                <text:p>3232719</text:p>
                <draw:g>
                  <svg:desc>'Faban 2.3'.B2:'Faban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3'.A3:'Faban 2.3'.A3</svg:desc>
                </draw:g>
              </table:table-cell>
              <table:table-cell office:value-type="float" office:value="3220658">
                <text:p>3220658</text:p>
                <draw:g>
                  <svg:desc>'Faban 2.3'.B3:'Faban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3'.A4:'Faban 2.3'.A4</svg:desc>
                </draw:g>
              </table:table-cell>
              <table:table-cell office:value-type="float" office:value="3225564">
                <text:p>3225564</text:p>
                <draw:g>
                  <svg:desc>'Faban 2.3'.B4:'Faban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3'.A5:'Faban 2.3'.A5</svg:desc>
                </draw:g>
              </table:table-cell>
              <table:table-cell office:value-type="float" office:value="NaN">
                <text:p>NaN</text:p>
                <draw:g>
                  <svg:desc>'Faban 2.3'.B5:'Faban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3'.A6:'Faban 2.3'.A6</svg:desc>
                </draw:g>
              </table:table-cell>
              <table:table-cell office:value-type="float" office:value="3221918">
                <text:p>3221918</text:p>
                <draw:g>
                  <svg:desc>'Faban 2.3'.B6:'Faban 2.3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3 distr'.G1:'Faban 2.3 distr'.G31 'Faban 2.3 distr'.A1:'Faban 2.3 distr'.A31" chart:data-source-has-labels="both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3 distr'.A1:'Faban 2.3 distr'.A31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Faban 2.3 distr'.G1:'Faban 2.3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3 distr'.A1:'Faban 2.3 distr'.A31</svg:desc>
                </draw:g>
              </table:table-cell>
              <table:table-cell office:value-type="float" office:value="11804.275">
                <text:p>11804.275</text:p>
                <draw:g>
                  <svg:desc>'Faban 2.3 distr'.G1:'Faban 2.3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494.4">
                <text:p>11494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78.425">
                <text:p>10878.4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31.925">
                <text:p>10631.9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751.5">
                <text:p>10751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02.65">
                <text:p>10702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03.45">
                <text:p>10603.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714.25">
                <text:p>10714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644.35">
                <text:p>10644.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80.425">
                <text:p>10680.4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31.025">
                <text:p>10731.0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59.85">
                <text:p>10759.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32.475">
                <text:p>10632.4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699.75">
                <text:p>10699.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710.4">
                <text:p>10710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609.725">
                <text:p>10609.7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82.825">
                <text:p>10682.8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96.175">
                <text:p>10696.1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03.975">
                <text:p>10603.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690.475">
                <text:p>10690.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52.45">
                <text:p>10652.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77.625">
                <text:p>10577.6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23.65">
                <text:p>10723.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51.625">
                <text:p>10651.6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16.425">
                <text:p>10616.4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63.05">
                <text:p>10663.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53.575">
                <text:p>10653.5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640.925">
                <text:p>10640.9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621.7">
                <text:p>10621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77.075">
                <text:p>10677.0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4'.A1:'Faban 2.4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2.4'.B1:'Faban 2.4'.B1" chart:label-cell-address="'Faban 2.4'.A1:'Faban 2.4'.A1" chart:class="chart:bar">
            <chart:data-point/>
          </chart:series>
          <chart:series chart:style-name="ch10" chart:values-cell-range-address="'Faban 2.4'.B2:'Faban 2.4'.B2" chart:label-cell-address="'Faban 2.4'.A2:'Faban 2.4'.A2" chart:class="chart:bar">
            <chart:data-point/>
          </chart:series>
          <chart:series chart:style-name="ch11" chart:values-cell-range-address="'Faban 2.4'.B3:'Faban 2.4'.B3" chart:label-cell-address="'Faban 2.4'.A3:'Faban 2.4'.A3" chart:class="chart:bar">
            <chart:data-point/>
          </chart:series>
          <chart:series chart:style-name="ch12" chart:values-cell-range-address="'Faban 2.4'.B4:'Faban 2.4'.B4" chart:label-cell-address="'Faban 2.4'.A4:'Faban 2.4'.A4" chart:class="chart:bar">
            <chart:data-point/>
          </chart:series>
          <chart:series chart:style-name="ch13" chart:values-cell-range-address="'Faban 2.4'.B5:'Faban 2.4'.B5" chart:label-cell-address="'Faban 2.4'.A5:'Faban 2.4'.A5" chart:class="chart:bar">
            <chart:data-point/>
          </chart:series>
          <chart:series chart:style-name="ch14" chart:values-cell-range-address="'Faban 2.4'.B6:'Faban 2.4'.B6" chart:label-cell-address="'Faban 2.4'.A6:'Faban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4'.A1:'Faban 2.4'.A1</svg:desc>
                </draw:g>
              </table:table-cell>
              <table:table-cell office:value-type="float" office:value="3189387">
                <text:p>3189387</text:p>
                <draw:g>
                  <svg:desc>'Faban 2.4'.B1:'Faban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4'.A2:'Faban 2.4'.A2</svg:desc>
                </draw:g>
              </table:table-cell>
              <table:table-cell office:value-type="float" office:value="3186480">
                <text:p>3186480</text:p>
                <draw:g>
                  <svg:desc>'Faban 2.4'.B2:'Faban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4'.A3:'Faban 2.4'.A3</svg:desc>
                </draw:g>
              </table:table-cell>
              <table:table-cell office:value-type="float" office:value="3184917">
                <text:p>3184917</text:p>
                <draw:g>
                  <svg:desc>'Faban 2.4'.B3:'Faban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4'.A4:'Faban 2.4'.A4</svg:desc>
                </draw:g>
              </table:table-cell>
              <table:table-cell office:value-type="float" office:value="3187227">
                <text:p>3187227</text:p>
                <draw:g>
                  <svg:desc>'Faban 2.4'.B4:'Faban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4'.A5:'Faban 2.4'.A5</svg:desc>
                </draw:g>
              </table:table-cell>
              <table:table-cell office:value-type="float" office:value="3192963">
                <text:p>3192963</text:p>
                <draw:g>
                  <svg:desc>'Faban 2.4'.B5:'Faban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4'.A6:'Faban 2.4'.A6</svg:desc>
                </draw:g>
              </table:table-cell>
              <table:table-cell office:value-type="float" office:value="3188194.8">
                <text:p>3188194.8</text:p>
                <draw:g>
                  <svg:desc>'Faban 2.4'.B6:'Faban 2.4'.B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4 distr'.K20:'Faban 2.4 distr'.K20 'Faban 2.4 distr'.A1:'Faban 2.4 distr'.A31 'Faban 2.4 distr'.H1:'Faban 2.4 distr'.H31" chart:data-source-has-labels="both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4 distr'.A1:'Faban 2.4 distr'.A31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Faban 2.4 distr'.H1:'Faban 2.4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4 distr'.A1:'Faban 2.4 distr'.A31</svg:desc>
                </draw:g>
              </table:table-cell>
              <table:table-cell office:value-type="float" office:value="11314.18">
                <text:p>11314.18</text:p>
                <draw:g>
                  <svg:desc>'Faban 2.4 distr'.H1:'Faban 2.4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63.82">
                <text:p>10763.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603.86">
                <text:p>10603.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81.12">
                <text:p>10681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84.18">
                <text:p>10684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52.92">
                <text:p>10552.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62.64">
                <text:p>10662.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587.04">
                <text:p>10587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507.42">
                <text:p>10507.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28.76">
                <text:p>10628.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65.3">
                <text:p>10665.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538.36">
                <text:p>10538.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03.66">
                <text:p>10603.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599.3">
                <text:p>10599.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582.9">
                <text:p>10582.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599.72">
                <text:p>10599.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80.36">
                <text:p>10680.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532.02">
                <text:p>10532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12.54">
                <text:p>10612.5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604.1">
                <text:p>10604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534.28">
                <text:p>10534.2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642.6">
                <text:p>10642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571.28">
                <text:p>10571.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25.54">
                <text:p>10625.5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53.94">
                <text:p>10653.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15.3">
                <text:p>10615.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513.3">
                <text:p>10513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599.12">
                <text:p>10599.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579.5">
                <text:p>10579.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493.4">
                <text:p>10493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